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20_Drawing_20_Style_5f_1">
      <style:graphic-properties draw:stroke="none" svg:stroke-color="#000000" draw:fill="none" draw:fill-color="#ffffff" draw:textarea-vertical-align="middle" draw:auto-grow-height="true" draw:auto-grow-width="false" fo:max-height="0cm" fo:min-height="15.5cm"/>
      <style:paragraph-properties style:writing-mode="lr-tb"/>
    </style:style>
    <style:style style:name="gr2" style:family="graphic">
      <style:graphic-properties style:protect="size"/>
    </style:style>
    <style:style style:name="gr3" style:family="graphic" style:parent-style-name="Default_20_Drawing_20_Style_5f_1">
      <style:graphic-properties draw:textarea-horizontal-align="justify" draw:textarea-vertical-align="middle" draw:auto-grow-height="false" fo:min-height="9.193cm" fo:min-width="1.345cm"/>
      <style:paragraph-properties style:writing-mode="lr-tb"/>
    </style:style>
    <style:style style:name="gr4" style:family="graphic" style:parent-style-name="Default_20_Drawing_20_Style_5f_1">
      <style:graphic-properties draw:textarea-horizontal-align="justify" draw:textarea-vertical-align="middle" draw:auto-grow-height="false" fo:min-height="9.193cm" fo:min-width="0.781cm"/>
      <style:paragraph-properties style:writing-mode="lr-tb"/>
    </style:style>
    <style:style style:name="gr5" style:family="graphic" style:parent-style-name="Default_20_Drawing_20_Style_5f_1">
      <style:graphic-properties draw:fill-color="#ffff00" draw:textarea-horizontal-align="justify" draw:textarea-vertical-align="middle" draw:auto-grow-height="false" fo:min-height="0.648cm" fo:min-width="0.398cm"/>
    </style:style>
    <style:style style:name="gr6" style:family="graphic" style:parent-style-name="Default_20_Drawing_20_Style_5f_1">
      <style:graphic-properties draw:fill-color="#b2b2b2" draw:textarea-horizontal-align="justify" draw:textarea-vertical-align="middle" draw:auto-grow-height="false" fo:min-height="0.174cm" fo:min-width="0.136cm"/>
    </style:style>
    <style:style style:name="gr7" style:family="graphic" style:parent-style-name="Default_20_Drawing_20_Style_5f_1">
      <style:graphic-properties draw:fill-color="#b2b2b2" draw:textarea-horizontal-align="justify" draw:textarea-vertical-align="middle" draw:auto-grow-height="false" fo:min-height="1.02cm" fo:min-width="1.405cm"/>
    </style:style>
    <style:style style:name="gr8" style:family="graphic" style:parent-style-name="Default_20_Drawing_20_Style_5f_1">
      <style:graphic-properties draw:fill-color="#81d41a" fo:min-height="0cm" fo:min-width="0cm"/>
    </style:style>
    <style:style style:name="gr9" style:family="graphic" style:parent-style-name="Default_20_Drawing_20_Style_5f_1">
      <style:graphic-properties draw:textarea-horizontal-align="justify" draw:textarea-vertical-align="top" draw:auto-grow-height="false" fo:min-height="5.517cm" fo:min-width="6.967cm" fo:wrap-option="no-wrap"/>
      <style:paragraph-properties style:writing-mode="lr-tb"/>
    </style:style>
    <style:style style:name="gr10" style:family="graphic" style:parent-style-name="Default_20_Drawing_20_Style_5f_1">
      <style:graphic-properties draw:textarea-horizontal-align="justify" draw:textarea-vertical-align="middle" draw:auto-grow-height="false" fo:min-height="1.656cm" fo:min-width="13.947cm"/>
      <style:paragraph-properties style:writing-mode="lr-tb"/>
    </style:style>
    <style:style style:name="gr11"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12" style:family="graphic" style:parent-style-name="Default_20_Drawing_20_Style_5f_1">
      <style:graphic-properties draw:stroke="dash" draw:stroke-dash="Dash" svg:stroke-width="0.106cm" svg:stroke-color="#3465a4" draw:marker-start-width="0.358cm" draw:marker-end-width="0.358cm" draw:fill-color="#ffffff" draw:textarea-horizontal-align="justify" draw:textarea-vertical-align="top" draw:auto-grow-height="false" fo:min-height="8.467cm" fo:min-width="4.1cm" fo:padding-top="0.177cm" fo:padding-bottom="0.177cm" fo:padding-left="0.302cm" fo:padding-right="0.302cm"/>
      <style:paragraph-properties style:writing-mode="lr-tb"/>
    </style:style>
    <style:style style:name="gr13"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14" style:family="graphic" style:parent-style-name="Default_20_Drawing_20_Style_5f_1">
      <style:graphic-properties draw:textarea-horizontal-align="justify" draw:textarea-vertical-align="middle" draw:auto-grow-height="false" fo:min-height="0.648cm" fo:min-width="0.398cm"/>
      <style:paragraph-properties style:writing-mode="lr-tb"/>
    </style:style>
    <style:style style:name="gr15" style:family="graphic" style:parent-style-name="objectwithoutfill">
      <style:graphic-properties draw:fill="none" draw:textarea-vertical-align="middle"/>
    </style:style>
    <style:style style:name="gr16"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17" style:family="graphic" style:parent-style-name="Default_20_Drawing_20_Style_5f_1">
      <style:graphic-properties svg:stroke-width="0.035cm" svg:stroke-color="#3465a4" draw:marker-start-width="0.252cm" draw:marker-end-width="0.252cm" draw:textarea-horizontal-align="justify" draw:textarea-vertical-align="middle" draw:auto-grow-height="false" fo:min-height="0.986cm" fo:min-width="4.546cm" fo:padding-top="0.142cm" fo:padding-bottom="0.142cm" fo:padding-left="0.267cm" fo:padding-right="0.267cm"/>
      <style:paragraph-properties style:writing-mode="lr-tb"/>
    </style:style>
    <style:style style:name="gr18" style:family="graphic" style:parent-style-name="Default_20_Drawing_20_Style_5f_1">
      <style:graphic-properties svg:stroke-width="0.035cm" svg:stroke-color="#3465a4" draw:marker-start-width="0.253cm" draw:marker-end-width="0.253cm" draw:textarea-horizontal-align="justify" draw:textarea-vertical-align="middle" draw:auto-grow-height="false" fo:min-height="0.984cm" fo:min-width="4.544cm" fo:padding-top="0.143cm" fo:padding-bottom="0.143cm" fo:padding-left="0.268cm" fo:padding-right="0.268cm"/>
      <style:paragraph-properties style:writing-mode="lr-tb"/>
    </style:style>
    <style:style style:name="gr19"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20" style:family="graphic" style:parent-style-name="Default_20_Drawing_20_Style_5f_1">
      <style:graphic-properties svg:stroke-width="0.106cm" svg:stroke-color="#3465a4" draw:marker-start-width="0.358cm" draw:marker-end-width="0.358cm" draw:fill-color="#ffffff" draw:textarea-horizontal-align="justify" draw:textarea-vertical-align="top" draw:auto-grow-height="false" fo:min-height="5.361cm" fo:min-width="5.111cm" fo:padding-top="0.177cm" fo:padding-bottom="0.177cm" fo:padding-left="0.302cm" fo:padding-right="0.302cm"/>
      <style:paragraph-properties style:writing-mode="lr-tb"/>
    </style:style>
    <style:style style:name="gr21" style:family="graphic" style:parent-style-name="Default_20_Drawing_20_Style_5f_1">
      <style:graphic-properties svg:stroke-width="0.035cm" svg:stroke-color="#3465a4" draw:marker-start-width="0.252cm" draw:marker-end-width="0.252cm" draw:textarea-horizontal-align="justify" draw:textarea-vertical-align="top" draw:auto-grow-height="false" fo:min-height="3.563cm" fo:min-width="4.228cm" fo:padding-top="0.142cm" fo:padding-bottom="0.142cm" fo:padding-left="0.267cm" fo:padding-right="0.267cm"/>
      <style:paragraph-properties style:writing-mode="lr-tb"/>
    </style:style>
    <style:style style:name="gr22" style:family="graphic" style:parent-style-name="Default_20_Drawing_20_Style_5f_1">
      <style:graphic-properties svg:stroke-width="0.035cm" svg:stroke-color="#3465a4" draw:marker-start-width="0.253cm" draw:marker-end-width="0.253cm" draw:textarea-horizontal-align="justify" draw:textarea-vertical-align="middle" draw:auto-grow-height="false" fo:min-height="1.778cm" fo:min-width="1.686cm" fo:padding-top="0.143cm" fo:padding-bottom="0.143cm" fo:padding-left="0.268cm" fo:padding-right="0.268cm"/>
      <style:paragraph-properties style:writing-mode="lr-tb"/>
    </style:style>
    <style:style style:name="gr23"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24" style:family="graphic" style:parent-style-name="Default_20_Drawing_20_Style_5f_1">
      <style:graphic-properties svg:stroke-width="0.035cm" svg:stroke-color="#3465a4" draw:marker-start-width="0.253cm" draw:marker-end-width="0.253cm" draw:textarea-horizontal-align="justify" draw:textarea-vertical-align="middle" draw:auto-grow-height="false" fo:min-height="1.711cm" fo:min-width="1.461cm" fo:padding-top="0.143cm" fo:padding-bottom="0.143cm" fo:padding-left="0.268cm" fo:padding-right="0.268cm"/>
      <style:paragraph-properties style:writing-mode="lr-tb"/>
    </style:style>
    <style:style style:name="gr25"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26" style:family="graphic" style:parent-style-name="Default_20_Drawing_20_Style_5f_1">
      <style:graphic-properties svg:stroke-width="0.106cm" svg:stroke-color="#3465a4" draw:marker-start-width="0.359cm" draw:marker-end-width="0.359cm" draw:fill-color="#ffffff" draw:textarea-horizontal-align="justify" draw:textarea-vertical-align="top" draw:auto-grow-height="false" fo:min-height="9.169cm" fo:min-width="12.729cm" fo:padding-top="0.178cm" fo:padding-bottom="0.178cm" fo:padding-left="0.303cm" fo:padding-right="0.303cm"/>
      <style:paragraph-properties style:writing-mode="lr-tb"/>
    </style:style>
    <style:style style:name="gr27"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3465a4" draw:marker-start-width="0.358cm" draw:marker-end-width="0.358cm" draw:fill="solid" draw:fill-color="#ffffff" draw:textarea-horizontal-align="justify" draw:textarea-vertical-align="middle" draw:auto-grow-height="false" fo:min-height="9.171cm" fo:min-width="1.241cm" fo:padding-top="0.177cm" fo:padding-bottom="0.177cm" fo:padding-left="0.302cm" fo:padding-right="0.302cm"/>
      <style:paragraph-properties style:writing-mode="lr-tb"/>
    </style:style>
    <style:style style:name="gr29"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30" style:family="graphic" style:parent-style-name="Default_20_Drawing_20_Style_5f_1"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31" style:family="graphic" style:parent-style-name="standard">
      <style:graphic-properties draw:stroke="dash" draw:stroke-dash="Dash" svg:stroke-width="0.106cm" svg:stroke-color="#3465a4" draw:marker-start-width="0.358cm" draw:marker-end-width="0.358cm" draw:fill-color="#ffffff" draw:textarea-horizontal-align="justify" draw:textarea-vertical-align="top" draw:auto-grow-height="false" fo:min-height="8.467cm" fo:min-width="4.1cm" fo:padding-top="0.177cm" fo:padding-bottom="0.177cm" fo:padding-left="0.302cm" fo:padding-right="0.302cm"/>
      <style:paragraph-properties style:writing-mode="lr-tb"/>
    </style:style>
    <style:style style:name="gr32"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33" style:family="graphic" style:parent-style-name="standard">
      <style:graphic-properties draw:textarea-horizontal-align="justify" draw:textarea-vertical-align="middle" draw:auto-grow-height="false" fo:min-height="0.648cm" fo:min-width="0.398cm"/>
      <style:paragraph-properties style:writing-mode="lr-tb"/>
    </style:style>
    <style:style style:name="gr34" style:family="graphic" style:parent-style-name="standard">
      <style:graphic-properties svg:stroke-width="0.106cm" svg:stroke-color="#3465a4" draw:marker-start-width="0.359cm" draw:marker-end-width="0.359cm" draw:fill-color="#ffffff" draw:textarea-horizontal-align="justify" draw:textarea-vertical-align="top" draw:auto-grow-height="false" fo:min-height="9.169cm" fo:min-width="12.729cm" fo:padding-top="0.178cm" fo:padding-bottom="0.178cm" fo:padding-left="0.303cm" fo:padding-right="0.303cm"/>
      <style:paragraph-properties style:writing-mode="lr-tb"/>
    </style:style>
    <style:style style:name="gr35"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36" style:family="graphic" style:parent-style-name="standard">
      <style:graphic-properties svg:stroke-width="0.106cm" svg:stroke-color="#3465a4" draw:marker-start-width="0.358cm" draw:marker-end-width="0.358cm" draw:fill-color="#ffffff" draw:textarea-horizontal-align="justify" draw:textarea-vertical-align="top" draw:auto-grow-height="false" fo:min-height="5.361cm" fo:min-width="5.111cm" fo:padding-top="0.177cm" fo:padding-bottom="0.177cm" fo:padding-left="0.302cm" fo:padding-right="0.302cm"/>
      <style:paragraph-properties style:writing-mode="lr-tb"/>
    </style:style>
    <style:style style:name="gr37" style:family="graphic" style:parent-style-name="standard">
      <style:graphic-properties svg:stroke-width="0.035cm" svg:stroke-color="#3465a4" draw:marker-start-width="0.253cm" draw:marker-end-width="0.253cm" draw:textarea-horizontal-align="justify" draw:textarea-vertical-align="middle" draw:auto-grow-height="false" fo:min-height="1.711cm" fo:min-width="1.461cm" fo:padding-top="0.143cm" fo:padding-bottom="0.143cm" fo:padding-left="0.268cm" fo:padding-right="0.268cm"/>
      <style:paragraph-properties style:writing-mode="lr-tb"/>
    </style:style>
    <style:style style:name="gr38"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39" style:family="graphic" style:parent-style-name="standard">
      <style:graphic-properties svg:stroke-width="0.035cm" svg:stroke-color="#3465a4" draw:marker-start-width="0.252cm" draw:marker-end-width="0.252cm" draw:textarea-horizontal-align="justify" draw:textarea-vertical-align="top" draw:auto-grow-height="false" fo:min-height="3.563cm" fo:min-width="4.228cm" fo:padding-top="0.142cm" fo:padding-bottom="0.142cm" fo:padding-left="0.267cm" fo:padding-right="0.267cm"/>
      <style:paragraph-properties style:writing-mode="lr-tb"/>
    </style:style>
    <style:style style:name="gr40"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41"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42" style:family="graphic" style:parent-style-name="standard">
      <style:graphic-properties svg:stroke-width="0.035cm" svg:stroke-color="#3465a4" draw:marker-start-width="0.253cm" draw:marker-end-width="0.253cm" draw:textarea-horizontal-align="justify" draw:textarea-vertical-align="middle" draw:auto-grow-height="false" fo:min-height="1.778cm" fo:min-width="1.686cm" fo:padding-top="0.143cm" fo:padding-bottom="0.143cm" fo:padding-left="0.268cm" fo:padding-right="0.268cm"/>
      <style:paragraph-properties style:writing-mode="lr-tb"/>
    </style:style>
    <style:style style:name="gr43"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44" style:family="graphic" style:parent-style-name="standard">
      <style:graphic-properties draw:stroke="none" svg:stroke-color="#000000" draw:fill="none" draw:fill-color="#ffffff" draw:textarea-vertical-align="middle" draw:auto-grow-height="true" draw:auto-grow-width="false" fo:max-height="0cm" fo:min-height="15.5cm"/>
      <style:paragraph-properties style:writing-mode="lr-tb"/>
    </style:style>
    <style:style style:name="gr45" style:family="graphic" style:parent-style-name="standard">
      <style:graphic-properties svg:stroke-width="0.106cm" svg:stroke-color="#ff0000" draw:marker-start-width="0.359cm" draw:marker-end-width="0.359cm" draw:fill-color="#ffffff" draw:textarea-horizontal-align="justify" draw:textarea-vertical-align="top" draw:auto-grow-height="false" fo:min-height="9.169cm" fo:min-width="12.729cm" fo:padding-top="0.178cm" fo:padding-bottom="0.178cm" fo:padding-left="0.303cm" fo:padding-right="0.303cm"/>
      <style:paragraph-properties style:writing-mode="lr-tb"/>
    </style:style>
    <style:style style:name="gr46"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47" style:family="graphic" style:parent-style-name="standard">
      <style:graphic-properties svg:stroke-width="0.106cm" svg:stroke-color="#ff0000" draw:marker-start-width="0.358cm" draw:marker-end-width="0.358cm" draw:fill-color="#ffffff" draw:textarea-horizontal-align="justify" draw:textarea-vertical-align="top" draw:auto-grow-height="false" fo:min-height="5.361cm" fo:min-width="5.111cm" fo:padding-top="0.177cm" fo:padding-bottom="0.177cm" fo:padding-left="0.302cm" fo:padding-right="0.302cm"/>
      <style:paragraph-properties style:writing-mode="lr-tb"/>
    </style:style>
    <style:style style:name="gr48"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49" style:family="graphic" style:parent-style-name="standard">
      <style:graphic-properties svg:stroke-width="0.106cm" svg:stroke-color="#ff0000" draw:marker-start-width="0.358cm" draw:marker-end-width="0.358cm" draw:textarea-horizontal-align="justify" draw:textarea-vertical-align="top" draw:auto-grow-height="false" fo:min-height="3.493cm" fo:min-width="4.158cm" fo:padding-top="0.177cm" fo:padding-bottom="0.177cm" fo:padding-left="0.302cm" fo:padding-right="0.302cm"/>
      <style:paragraph-properties style:writing-mode="lr-tb"/>
    </style:style>
    <style:style style:name="gr50"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51" style:family="graphic" style:parent-style-name="standard">
      <style:graphic-properties svg:stroke-width="0.106cm" svg:stroke-color="#ff0000" draw:marker-start-width="0.359cm" draw:marker-end-width="0.359cm" draw:textarea-horizontal-align="justify" draw:textarea-vertical-align="middle" draw:auto-grow-height="false" fo:min-height="0.542cm" fo:min-width="0.292cm" fo:padding-top="0.178cm" fo:padding-bottom="0.178cm" fo:padding-left="0.303cm" fo:padding-right="0.303cm"/>
      <style:paragraph-properties style:writing-mode="lr-tb"/>
    </style:style>
    <style:style style:name="gr52"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53"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54"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gr55" style:family="graphic" style:parent-style-name="standard">
      <style:graphic-properties draw:stroke="solid" svg:stroke-width="0.106cm" svg:stroke-color="#ff0000" draw:marker-start-width="0.358cm" draw:marker-end-width="0.358cm" draw:fill="solid" draw:fill-color="#ffffff" draw:textarea-horizontal-align="justify" draw:textarea-vertical-align="middle" draw:auto-grow-height="false" fo:min-height="9.171cm" fo:min-width="1.241cm" fo:padding-top="0.177cm" fo:padding-bottom="0.177cm" fo:padding-left="0.302cm" fo:padding-right="0.302cm"/>
      <style:paragraph-properties style:writing-mode="lr-tb"/>
    </style:style>
    <style:style style:name="gr56" style:family="graphic" style:parent-style-name="standard">
      <style:graphic-properties svg:stroke-width="0.106cm" svg:stroke-color="#ff0000" draw:marker-start-width="0.359cm" draw:marker-end-width="0.359cm" draw:textarea-horizontal-align="justify" draw:textarea-vertical-align="middle" draw:auto-grow-height="false" fo:min-height="1.641cm" fo:min-width="1.391cm" fo:padding-top="0.178cm" fo:padding-bottom="0.178cm" fo:padding-left="0.303cm" fo:padding-right="0.303cm"/>
      <style:paragraph-properties style:writing-mode="lr-tb"/>
    </style:style>
    <style:style style:name="gr57" style:family="graphic" style:parent-style-name="standard" style:list-style-name="L2">
      <style:graphic-properties draw:stroke="dash" draw:stroke-dash="Dash" svg:stroke-width="0.106cm" draw:marker-start-width="0.359cm" draw:marker-end-width="0.359cm" draw:fill-color="#ffffff" draw:textarea-horizontal-align="justify" draw:textarea-vertical-align="middle" draw:auto-grow-height="false" fo:min-height="1.363cm" fo:min-width="8.733cm" fo:padding-top="0.178cm" fo:padding-bottom="0.178cm" fo:padding-left="0.303cm" fo:padding-right="0.30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list-style-name="L2">
      <style:graphic-properties draw:fill-color="#ffffff" draw:textarea-vertical-align="middle" fo:min-height="1.845cm"/>
      <style:paragraph-properties style:writing-mode="lr-tb"/>
    </style:style>
    <style:style style:name="pr4" style:family="presentation" style:parent-style-name="Default-subtitle" style:list-style-name="L2">
      <style:graphic-properties draw:fill-color="#ffffff" draw:textarea-vertical-align="middle" fo:min-height="1.281cm"/>
      <style:paragraph-properties style:writing-mode="lr-tb"/>
    </style:style>
    <style:style style:name="pr5" style:family="presentation" style:parent-style-name="Default-subtitle">
      <style:graphic-properties draw:fill-color="#ffffff" draw:textarea-vertical-align="bottom" fo:min-height="2.54cm"/>
      <style:paragraph-properties style:writing-mode="lr-tb"/>
    </style:style>
    <style:style style:name="pr6" style:family="presentation" style:parent-style-name="Default-subtitle" style:list-style-name="L2">
      <style:graphic-properties draw:fill-color="#ffffff" draw:textarea-vertical-align="middle" fo:min-height="1.845cm"/>
      <style:paragraph-properties style:writing-mode="lr-tb"/>
    </style:style>
    <style:style style:name="pr7" style:family="presentation" style:parent-style-name="Default-subtitle" style:list-style-name="L2">
      <style:graphic-properties draw:fill-color="#ffffff" draw:textarea-vertical-align="middle" fo:min-height="1.281cm"/>
      <style:paragraph-properties style:writing-mode="lr-tb"/>
    </style:style>
    <style:style style:name="pr8" style:family="presentation" style:parent-style-name="Default-subtitle" style:list-style-name="L2">
      <style:graphic-properties draw:fill-color="#ffffff" draw:textarea-vertical-align="middle" fo:min-height="1.845cm"/>
      <style:paragraph-properties style:writing-mode="lr-tb"/>
    </style:style>
    <style:style style:name="pr9" style:family="presentation" style:parent-style-name="Default-subtitle" style:list-style-name="L2">
      <style:graphic-properties draw:fill-color="#ffffff" draw:textarea-vertical-align="middle" fo:min-height="1.281cm"/>
      <style:paragraph-properties style:writing-mode="lr-tb"/>
    </style:style>
    <style:style style:name="pr10" style:family="presentation" style:parent-style-name="Default-subtitle">
      <style:graphic-properties draw:fill-color="#ffffff" draw:textarea-vertical-align="bottom" fo:min-height="1.905cm"/>
      <style:paragraph-properties style:writing-mode="lr-tb"/>
    </style:style>
    <style:style style:name="pr11"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2"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3"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4"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5"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6"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7"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8"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19"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20"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21"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22" style:family="presentation" style:parent-style-name="Default-subtitle" style:list-style-name="L2">
      <style:graphic-properties draw:stroke="solid" svg:stroke-width="0.106cm" svg:stroke-color="#3465a4"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r23" style:family="presentation" style:parent-style-name="Default-subtitle" style:list-style-name="L2">
      <style:graphic-properties draw:stroke="solid" svg:stroke-width="0.106cm" svg:stroke-color="#ff0000" draw:marker-start-width="0.358cm" draw:marker-end-width="0.358cm" draw:fill="solid" draw:fill-color="#ffffff" draw:textarea-vertical-align="middle" fo:min-height="1.739cm" fo:padding-top="0.053cm" fo:padding-bottom="0.053cm" fo:padding-left="0.053cm" fo:padding-right="0.053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writing-mode="lr-tb"/>
      <style:text-properties fo:font-size="22pt" style:font-size-asian="22pt" style:font-size-complex="22pt"/>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18pt" style:font-size-asian="22pt" style:font-size-complex="22pt"/>
    </style:style>
    <style:style style:name="P10" style:family="paragraph">
      <loext:graphic-properties draw:fill-color="#ffff00"/>
      <style:paragraph-properties fo:text-align="center"/>
    </style:style>
    <style:style style:name="P11" style:family="paragraph">
      <loext:graphic-properties draw:fill-color="#b2b2b2"/>
      <style:paragraph-properties fo:text-align="center"/>
    </style:style>
    <style:style style:name="P12" style:family="paragraph">
      <loext:graphic-properties draw:fill-color="#81d41a"/>
    </style:style>
    <style:style style:name="P13" style:family="paragraph">
      <style:paragraph-properties fo:text-align="center" style:writing-mode="lr-tb"/>
      <style:text-properties fo:font-size="22pt" style:font-size-asian="22pt" style:font-size-complex="22pt"/>
    </style:style>
    <style:style style:name="P14" style:family="paragraph">
      <loext:graphic-properties draw:fill-color="#ffffff"/>
      <style:paragraph-properties fo:text-align="start" style:writing-mode="lr-tb"/>
      <style:text-properties fo:font-size="18pt" style:font-size-asian="18pt" style:font-size-complex="18pt"/>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cm" fo:margin-bottom="0cm" fo:line-height="100%" fo:text-align="center" fo:text-indent="0cm" style:writing-mode="lr-tb"/>
      <style:text-properties fo:font-size="18pt" style:text-underline-style="none"/>
    </style:style>
    <style:style style:name="P17" style:family="paragraph">
      <loext:graphic-properties draw:fill-color="#ffffff"/>
      <style:paragraph-properties fo:margin-left="0cm" fo:margin-right="0cm" fo:margin-top="0cm" fo:margin-bottom="0cm" fo:line-height="100%" fo:text-align="center" fo:text-indent="0cm" style:writing-mode="lr-tb"/>
      <style:text-properties fo:font-size="18pt" style:text-underline-style="none"/>
    </style:style>
    <style:style style:name="P18" style:family="paragraph">
      <loext:graphic-properties draw:fill-color="#ffffff"/>
      <style:paragraph-properties fo:text-align="center" style:writing-mode="lr-tb"/>
      <style:text-properties fo:font-size="22pt" style:font-size-asian="22pt" style:font-size-complex="22pt"/>
    </style:style>
    <style:style style:name="P19" style:family="paragraph">
      <style:paragraph-properties fo:text-align="center" style:writing-mode="lr-tb"/>
      <style:text-properties fo:font-size="18pt" style:text-underline-style="none"/>
    </style:style>
    <style:style style:name="P20" style:family="paragraph">
      <loext:graphic-properties draw:fill="none"/>
      <style:paragraph-properties fo:text-align="center"/>
      <style:text-properties style:text-underline-style="solid" style:text-underline-width="auto" style:text-underline-color="font-color"/>
    </style:style>
    <style:style style:name="P21" style:family="paragraph">
      <style:paragraph-properties fo:text-align="center" style:writing-mode="lr-tb"/>
      <style:text-properties fo:font-size="18pt"/>
    </style:style>
    <style:style style:name="P22" style:family="paragraph">
      <loext:graphic-properties draw:fill-color="#ffffff"/>
      <style:paragraph-properties fo:text-align="center" style:writing-mode="lr-tb"/>
      <style:text-properties fo:font-size="18pt"/>
    </style:style>
    <style:style style:name="P23" style:family="paragraph">
      <style:paragraph-properties fo:text-align="start"/>
      <style:text-properties fo:font-size="18pt"/>
    </style:style>
    <style:style style:name="P24" style:family="paragraph">
      <loext:graphic-properties draw:fill="solid" draw:fill-color="#ffffff"/>
      <style:paragraph-properties fo:text-align="center" style:writing-mode="lr-tb"/>
    </style:style>
    <style:style style:name="P25" style:family="paragraph">
      <style:paragraph-properties fo:margin-left="0cm" fo:margin-right="0cm" fo:text-align="center" fo:text-indent="0cm" style:writing-mode="lr-tb"/>
    </style:style>
    <style:style style:name="P26" style:family="paragraph">
      <loext:graphic-properties draw:fill="solid" draw:fill-color="#ffffff"/>
      <style:paragraph-properties fo:margin-left="0cm" fo:margin-right="0cm" fo:text-align="center" fo:text-indent="0cm" style:writing-mode="lr-tb"/>
      <style:text-properties fo:font-size="22pt" style:font-size-asian="22pt" style:font-size-complex="22pt"/>
    </style:style>
    <style:style style:name="P27" style:family="paragraph">
      <style:paragraph-properties fo:text-align="start"/>
      <style:text-properties style:font-name="Noto Mono" fo:font-size="18pt"/>
    </style:style>
    <style:style style:name="P28" style:family="paragraph">
      <loext:graphic-properties draw:fill-color="#ffffff"/>
      <style:paragraph-properties fo:text-align="start" style:writing-mode="lr-tb"/>
      <style:text-properties style:font-name="Noto Mono" fo:font-size="18pt" style:font-size-asian="18pt" style:font-size-complex="18pt"/>
    </style:style>
    <style:style style:name="P29" style:family="paragraph">
      <style:paragraph-properties fo:margin-left="0cm" fo:margin-right="0cm" fo:text-align="start" fo:text-indent="0cm"/>
    </style:style>
    <style:style style:name="T1"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font-size="18pt" style:font-size-asian="22pt" style:font-size-complex="22pt"/>
    </style:style>
    <style:style style:name="T4" style:family="text">
      <style:text-properties fo:font-size="18pt" style:font-size-asian="18pt" style:font-size-complex="18pt"/>
    </style:style>
    <style:style style:name="T5" style:family="text">
      <style:text-properties fo:font-size="22pt" style:text-underline-style="none" style:font-size-asian="22pt" style:font-size-complex="22pt"/>
    </style:style>
    <style:style style:name="T6" style:family="text">
      <style:text-properties fo:font-size="22pt" fo:text-shadow="none" style:text-underline-style="none" fo:font-weight="bold" style:font-size-asian="22pt" style:font-weight-asian="bold" style:font-size-complex="22pt" style:font-weight-complex="bold"/>
    </style:style>
    <style:style style:name="T7" style:family="text">
      <style:text-properties fo:font-size="18pt" style:text-underline-style="none" style:font-size-asian="18pt" style:font-size-complex="18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18pt" style:text-underline-style="none"/>
    </style:style>
    <style:style style:name="T10" style:family="text">
      <style:text-properties fo:font-size="18pt"/>
    </style:style>
    <style:style style:name="T11" style:family="text">
      <style:text-properties style:font-name="Noto Mono"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hat is a graphics engine?</text:p>
          </draw:text-box>
        </draw:frame>
        <draw:frame draw:style-name="gr1" draw:text-style-name="P3" draw:layer="layout" svg:width="28cm" svg:height="15.75cm" svg:x="0cm" svg:y="0cm">
          <draw:text-box>
            <text:p text:style-name="P2">(very generally speaking)</text:p>
          </draw:text-box>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hat is a graphics engine?</text:p>
          </draw:text-box>
        </draw:frame>
        <draw:custom-shape draw:style-name="gr3" draw:text-style-name="P5" draw:layer="layout" svg:width="1.845cm" svg:height="9.443cm" svg:x="24.19cm" svg:y="3.257cm">
          <text:p/>
          <draw:enhanced-geometry svg:viewBox="0 0 21600 21600" draw:type="rectangle" draw:enhanced-path="M 0 0 L 21600 0 21600 21600 0 21600 0 0 Z N"/>
        </draw:custom-shape>
        <draw:frame presentation:style-name="pr3" draw:text-style-name="P7" draw:layer="layout" svg:width="9.443cm" svg:height="1.845cm" draw:transform="rotate (1.5707963267949) translate (24.19cm 12.7cm)">
          <draw:text-box>
            <text:p text:style-name="P6"><text:span text:style-name="T1">Desktop environment, g</text:span><text:span text:style-name="T2">raphics driver, etc.</text:span></text:p>
          </draw:text-box>
        </draw:frame>
        <draw:custom-shape draw:style-name="gr4" draw:text-style-name="P5" draw:layer="layout" svg:width="1.281cm" svg:height="9.443cm" svg:x="26.279cm" svg:y="3.257cm">
          <text:p/>
          <draw:enhanced-geometry svg:viewBox="0 0 21600 21600" draw:type="rectangle" draw:enhanced-path="M 0 0 L 21600 0 21600 21600 0 21600 0 0 Z N"/>
        </draw:custom-shape>
        <draw:frame presentation:style-name="pr4" draw:text-style-name="P7" draw:layer="layout" svg:width="9.443cm" svg:height="1.281cm" draw:transform="rotate (1.5707963267949) translate (26.279cm 12.7cm)">
          <draw:text-box>
            <text:p text:style-name="P6"><text:span text:style-name="T1">G</text:span><text:span text:style-name="T2">raphics card</text:span></text:p>
          </draw:text-box>
        </draw:frame>
        <draw:frame presentation:style-name="pr5" draw:text-style-name="P9" draw:layer="layout" svg:width="26.67cm" svg:height="2.54cm" svg:x="0.635cm" svg:y="12.7cm">
          <draw:text-box>
            <text:p text:style-name="P8"><text:span text:style-name="T3">Let’s say that we do have a computer with a 3D graphics card and a desktop environment. You know, a computer.</text:span></text:p>
          </draw:text-box>
        </draw:frame>
        <presentation:notes draw:style-name="dp1">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hat is a graphics engine?</text:p>
          </draw:text-box>
        </draw:frame>
        <draw:custom-shape draw:style-name="gr5" draw:text-style-name="P10" draw:layer="layout" svg:width="2.54cm" svg:height="2.54cm" svg:x="1.905cm" svg:y="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1" draw:layer="layout" svg:width="1.27cm" svg:height="1.27cm" draw:transform="rotate (-1.61058983374037) translate (5.13cm 9.5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1" draw:layer="layout" svg:width="1.905cm" svg:height="1.27cm" svg:x="4.495cm" svg:y="9.55cm">
          <text:p/>
          <draw:enhanced-geometry svg:viewBox="0 0 21600 21600" draw:type="rectangle" draw:enhanced-path="M 0 0 L 21600 0 21600 21600 0 21600 0 0 Z N"/>
        </draw:custom-shape>
        <draw:custom-shape draw:style-name="gr8" draw:text-style-name="P12" draw:layer="layout" svg:width="1.27cm" svg:height="1.27cm" svg:x="0.468cm" svg:y="9.52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5" draw:layer="layout" svg:width="1.845cm" svg:height="9.443cm" svg:x="24.19cm" svg:y="3.257cm">
          <text:p/>
          <draw:enhanced-geometry svg:viewBox="0 0 21600 21600" draw:type="rectangle" draw:enhanced-path="M 0 0 L 21600 0 21600 21600 0 21600 0 0 Z N"/>
        </draw:custom-shape>
        <draw:frame presentation:style-name="pr6" draw:text-style-name="P7" draw:layer="layout" svg:width="9.443cm" svg:height="1.845cm" draw:transform="rotate (1.5707963267949) translate (24.19cm 12.7cm)">
          <draw:text-box>
            <text:p text:style-name="P6"><text:span text:style-name="T1">Desktop environment, g</text:span><text:span text:style-name="T2">raphics driver, etc.</text:span></text:p>
          </draw:text-box>
        </draw:frame>
        <draw:custom-shape draw:style-name="gr4" draw:text-style-name="P5" draw:layer="layout" svg:width="1.281cm" svg:height="9.443cm" svg:x="26.279cm" svg:y="3.257cm">
          <text:p/>
          <draw:enhanced-geometry svg:viewBox="0 0 21600 21600" draw:type="rectangle" draw:enhanced-path="M 0 0 L 21600 0 21600 21600 0 21600 0 0 Z N"/>
        </draw:custom-shape>
        <draw:frame presentation:style-name="pr7" draw:text-style-name="P7" draw:layer="layout" svg:width="9.443cm" svg:height="1.281cm" draw:transform="rotate (1.5707963267949) translate (26.279cm 12.7cm)">
          <draw:text-box>
            <text:p text:style-name="P6"><text:span text:style-name="T1">G</text:span><text:span text:style-name="T2">raphics card</text:span></text:p>
          </draw:text-box>
        </draw:frame>
        <draw:frame presentation:style-name="pr5" draw:text-style-name="P9" draw:layer="layout" svg:width="26.67cm" svg:height="2.54cm" svg:x="0.635cm" svg:y="12.7cm">
          <draw:text-box>
            <text:p text:style-name="P8"><text:span text:style-name="T3">And we have a bunch of digital art assets.</text:span></text:p>
          </draw:text-box>
        </draw:frame>
        <presentation:notes draw:style-name="dp1">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hat is a graphics engine?</text:p>
          </draw:text-box>
        </draw:frame>
        <draw:custom-shape draw:style-name="gr9" draw:text-style-name="P13" draw:layer="layout" svg:width="11.43cm" svg:height="8.89cm" svg:x="8.89cm" svg:y="3.81cm">
          <text:p text:style-name="P13"><text:span text:style-name="T2">Graphics eng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0" draw:layer="layout" svg:width="2.54cm" svg:height="2.54cm" svg:x="1.905cm" svg:y="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11" draw:layer="layout" svg:width="1.27cm" svg:height="1.27cm" draw:transform="rotate (-1.61058983374037) translate (5.13cm 9.5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1" draw:layer="layout" svg:width="1.905cm" svg:height="1.27cm" svg:x="4.495cm" svg:y="9.55cm">
          <text:p/>
          <draw:enhanced-geometry svg:viewBox="0 0 21600 21600" draw:type="rectangle" draw:enhanced-path="M 0 0 L 21600 0 21600 21600 0 21600 0 0 Z N"/>
        </draw:custom-shape>
        <draw:custom-shape draw:style-name="gr8" draw:text-style-name="P12" draw:layer="layout" svg:width="1.27cm" svg:height="1.27cm" svg:x="0.468cm" svg:y="9.52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5" draw:layer="layout" svg:width="1.845cm" svg:height="9.443cm" svg:x="24.19cm" svg:y="3.257cm">
          <text:p/>
          <draw:enhanced-geometry svg:viewBox="0 0 21600 21600" draw:type="rectangle" draw:enhanced-path="M 0 0 L 21600 0 21600 21600 0 21600 0 0 Z N"/>
        </draw:custom-shape>
        <draw:custom-shape draw:style-name="gr10" draw:text-style-name="P5" draw:layer="layout" svg:width="16.51cm" svg:height="3.81cm" svg:x="6.985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text-style-name="P7" draw:layer="layout" svg:width="9.443cm" svg:height="1.845cm" draw:transform="rotate (1.5707963267949) translate (24.19cm 12.7cm)">
          <draw:text-box>
            <text:p text:style-name="P6"><text:span text:style-name="T1">Desktop environment, g</text:span><text:span text:style-name="T2">raphics driver, etc.</text:span></text:p>
          </draw:text-box>
        </draw:frame>
        <draw:custom-shape draw:style-name="gr4" draw:text-style-name="P5" draw:layer="layout" svg:width="1.281cm" svg:height="9.443cm" svg:x="26.279cm" svg:y="3.257cm">
          <text:p/>
          <draw:enhanced-geometry svg:viewBox="0 0 21600 21600" draw:type="rectangle" draw:enhanced-path="M 0 0 L 21600 0 21600 21600 0 21600 0 0 Z N"/>
        </draw:custom-shape>
        <draw:frame presentation:style-name="pr9" draw:text-style-name="P7" draw:layer="layout" svg:width="9.443cm" svg:height="1.281cm" draw:transform="rotate (1.5707963267949) translate (26.279cm 12.7cm)">
          <draw:text-box>
            <text:p text:style-name="P6"><text:span text:style-name="T1">G</text:span><text:span text:style-name="T2">raphics card</text:span></text:p>
          </draw:text-box>
        </draw:frame>
        <draw:frame presentation:style-name="pr5" draw:text-style-name="P14" draw:layer="layout" svg:width="26.67cm" svg:height="2.54cm" svg:x="0.635cm" svg:y="12.7cm">
          <draw:text-box>
            <text:p text:style-name="P8"><text:span text:style-name="T4">A graphics engine is a heap of software that makes the computer turn scenes filled with assets into images on the screen.</text:span></text:p>
          </draw:text-box>
        </draw:frame>
        <presentation:notes draw:style-name="dp1">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And in Panda3D?</text:p>
          </draw:text-box>
        </draw:frame>
        <draw:frame draw:style-name="gr1" draw:text-style-name="P3" draw:layer="layout" svg:width="28cm" svg:height="15.75cm" svg:x="0cm" svg:y="0cm">
          <draw:text-box>
            <text:p text:style-name="P2">(specifically speaking)</text:p>
          </draw:text-box>
        </draw:frame>
        <presentation:notes draw:style-name="dp1">
          <draw:page-thumbnail draw:style-name="gr2"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And in Panda3D?</text:p>
          </draw:text-box>
        </draw:frame>
        <draw:frame presentation:style-name="pr10" draw:text-style-name="P14" draw:layer="layout" svg:width="26.81cm" svg:height="1.905cm" svg:x="0.575cm" svg:y="13.335cm">
          <draw:text-box>
            <text:p text:style-name="P8"><text:span text:style-name="T4">Panda3D runs on several operating systems with different graphics APIs, and we will not care about the specifics of those right now. Or, ideally, ever.</text:span></text:p>
          </draw:text-box>
        </draw:frame>
        <draw:custom-shape draw:style-name="gr11"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2"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And in Panda3D?</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0" draw:text-style-name="P14" draw:layer="layout" svg:width="26.81cm" svg:height="1.905cm" svg:x="0.575cm" svg:y="13.335cm">
          <draw:text-box>
            <text:p text:style-name="P8"><text:span text:style-name="T4">Scene graphs arrange </text:span><text:span text:style-name="T6">M</text:span><text:span text:style-name="T7">odels</text:span><text:span text:style-name="T4"> and </text:span><text:span text:style-name="T8">C</text:span><text:span text:style-name="T4">ameras (and other things) into scenes.</text:span></text:p>
          </draw:text-box>
        </draw:frame>
        <draw:custom-shape draw:style-name="gr13"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1" draw:id="id1"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5" draw:id="id5"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4" draw:id="id4"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3" draw:id="id3"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 draw:id="id2"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 draw:start-glue-point="8" draw:end-shape="id2" draw:end-glue-point="4" svg:d="M3175 6985l-1270 1270" svg:viewBox="0 0 1271 1271">
          <text:p/>
        </draw:connector>
        <draw:connector draw:style-name="gr15" draw:text-style-name="P20" draw:layer="layout" draw:type="line" svg:x1="3.175cm" svg:y1="6.985cm" svg:x2="4.445cm" svg:y2="8.255cm" draw:start-shape="id1" draw:start-glue-point="8" draw:end-shape="id3" draw:end-glue-point="4" svg:d="M3175 6985l1270 1270" svg:viewBox="0 0 1271 1271">
          <text:p/>
        </draw:connector>
        <draw:connector draw:style-name="gr15" draw:text-style-name="P20" draw:layer="layout" draw:type="line" svg:x1="1.905cm" svg:y1="9.525cm" svg:x2="1.905cm" svg:y2="10.795cm" draw:start-shape="id2" draw:start-glue-point="8" draw:end-shape="id4" draw:end-glue-point="4" svg:d="M1905 9525v1270" svg:viewBox="0 0 1 1271">
          <text:p/>
        </draw:connector>
        <draw:connector draw:style-name="gr15" draw:text-style-name="P20" draw:layer="layout" draw:type="line" svg:x1="1.905cm" svg:y1="9.525cm" svg:x2="4.445cm" svg:y2="10.795cm" draw:start-shape="id2" draw:start-glue-point="8" draw:end-shape="id5" draw:end-glue-point="4" svg:d="M1905 9525l2540 1270" svg:viewBox="0 0 2541 1271">
          <text:p/>
        </draw:connector>
        <presentation:notes draw:style-name="dp1">
          <draw:page-thumbnail draw:style-name="gr2"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And in Panda3D?</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0" draw:text-style-name="P14" draw:layer="layout" svg:width="26.81cm" svg:height="1.905cm" svg:x="0.575cm" svg:y="13.335cm">
          <draw:text-box>
            <text:p text:style-name="P8"><text:span text:style-name="T4">Here, we will be dealing with the technology between those ends.</text:span></text:p>
          </draw:text-box>
        </draw:frame>
        <draw:custom-shape draw:style-name="gr16"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6" draw:id="id6"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0" draw:id="id10"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9" draw:id="id9"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8" draw:id="id8"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7" draw:id="id7"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6" draw:start-glue-point="8" draw:end-shape="id7" draw:end-glue-point="4" svg:d="M3175 6985l-1270 1270" svg:viewBox="0 0 1271 1271">
          <text:p/>
        </draw:connector>
        <draw:connector draw:style-name="gr15" draw:text-style-name="P20" draw:layer="layout" draw:type="line" svg:x1="3.175cm" svg:y1="6.985cm" svg:x2="4.445cm" svg:y2="8.255cm" draw:start-shape="id6" draw:start-glue-point="8" draw:end-shape="id8" draw:end-glue-point="4" svg:d="M3175 6985l1270 1270" svg:viewBox="0 0 1271 1271">
          <text:p/>
        </draw:connector>
        <draw:connector draw:style-name="gr15" draw:text-style-name="P20" draw:layer="layout" draw:type="line" svg:x1="1.905cm" svg:y1="9.525cm" svg:x2="1.905cm" svg:y2="10.795cm" draw:start-shape="id7" draw:start-glue-point="8" draw:end-shape="id9" draw:end-glue-point="4" svg:d="M1905 9525v1270" svg:viewBox="0 0 1 1271">
          <text:p/>
        </draw:connector>
        <draw:connector draw:style-name="gr15" draw:text-style-name="P20" draw:layer="layout" draw:type="line" svg:x1="1.905cm" svg:y1="9.525cm" svg:x2="4.445cm" svg:y2="10.795cm" draw:start-shape="id7" draw:start-glue-point="8" draw:end-shape="id10" draw:end-glue-point="4" svg:d="M1905 9525l2540 1270" svg:viewBox="0 0 2541 1271">
          <text:p/>
        </draw:connector>
        <draw:custom-shape draw:style-name="gr9" draw:text-style-name="P13" draw:layer="layout" svg:width="11.43cm" svg:height="8.89cm" svg:x="8.891cm" svg:y="3.811cm">
          <text:p text:style-name="P13"><text:span text:style-name="T2">“</text:span><text:span text:style-name="T2">Graphics eng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2"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Between the ends</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21" xml:id="id16" draw:id="id16" draw:layer="layout" svg:width="5.08cm" svg:height="1.27cm" svg:x="7.62cm" svg:y="8.255cm">
          <text:p text:style-name="P21"><text:span text:style-name="T10">DisplayRegion</text:span></text:p>
          <draw:enhanced-geometry svg:viewBox="0 0 21600 21600" draw:type="rectangle" draw:enhanced-path="M 0 0 L 21600 0 21600 21600 0 21600 0 0 Z N"/>
        </draw:custom-shape>
        <draw:custom-shape draw:style-name="gr18" draw:text-style-name="P21" xml:id="id17" draw:id="id17" draw:layer="layout" svg:width="5.08cm" svg:height="1.27cm" svg:x="7.62cm" svg:y="10.795cm">
          <text:p text:style-name="P21"><text:span text:style-name="T10">DisplayRegion</text:span></text:p>
          <draw:enhanced-geometry svg:viewBox="0 0 21600 21600" draw:type="rectangle" draw:enhanced-path="M 0 0 L 21600 0 21600 21600 0 21600 0 0 Z N"/>
        </draw:custom-shape>
        <draw:frame presentation:style-name="pr10" draw:text-style-name="P14" draw:layer="layout" svg:width="26.81cm" svg:height="1.905cm" svg:x="0.575cm" svg:y="13.335cm">
          <draw:text-box>
            <text:p text:style-name="P8"><text:span text:style-name="T4">A camera’s view (if it is relevant to the final output) is rendered into a DisplayRegion.</text:span></text:p>
            <text:p text:style-name="P8"><text:span text:style-name="T4">Several DisplayRegions may use the same camera.</text:span></text:p>
          </draw:text-box>
        </draw:frame>
        <draw:custom-shape draw:style-name="gr19"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11" draw:id="id11"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5" draw:id="id15"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4" draw:id="id14"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3" draw:id="id13"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2" draw:id="id12"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1" draw:start-glue-point="8" draw:end-shape="id12" draw:end-glue-point="4" svg:d="M3175 6985l-1270 1270" svg:viewBox="0 0 1271 1271">
          <text:p/>
        </draw:connector>
        <draw:connector draw:style-name="gr15" draw:text-style-name="P20" draw:layer="layout" draw:type="line" svg:x1="3.175cm" svg:y1="6.985cm" svg:x2="4.445cm" svg:y2="8.255cm" draw:start-shape="id11" draw:start-glue-point="8" draw:end-shape="id13" draw:end-glue-point="4" svg:d="M3175 6985l1270 1270" svg:viewBox="0 0 1271 1271">
          <text:p/>
        </draw:connector>
        <draw:connector draw:style-name="gr15" draw:text-style-name="P20" draw:layer="layout" draw:type="line" svg:x1="1.905cm" svg:y1="9.525cm" svg:x2="1.905cm" svg:y2="10.795cm" draw:start-shape="id12" draw:start-glue-point="8" draw:end-shape="id14" draw:end-glue-point="4" svg:d="M1905 9525v1270" svg:viewBox="0 0 1 1271">
          <text:p/>
        </draw:connector>
        <draw:connector draw:style-name="gr15" draw:text-style-name="P20" draw:layer="layout" draw:type="line" svg:x1="1.905cm" svg:y1="9.525cm" svg:x2="4.445cm" svg:y2="10.795cm" draw:start-shape="id12" draw:start-glue-point="8" draw:end-shape="id15" draw:end-glue-point="4" svg:d="M1905 9525l2540 1270" svg:viewBox="0 0 2541 1271">
          <text:p/>
        </draw:connector>
        <draw:connector draw:style-name="gr15" draw:text-style-name="P20" draw:layer="layout" draw:type="line" svg:x1="5.08cm" svg:y1="8.89cm" svg:x2="7.62cm" svg:y2="8.89cm" draw:start-shape="id13" draw:start-glue-point="10" draw:end-shape="id16" draw:end-glue-point="3" svg:d="M5080 8890h2540" svg:viewBox="0 0 2541 1">
          <text:p/>
        </draw:connector>
        <draw:connector draw:style-name="gr15" draw:text-style-name="P20" draw:layer="layout" draw:type="line" svg:x1="5.08cm" svg:y1="11.43cm" svg:x2="7.62cm" svg:y2="11.43cm" draw:start-shape="id15" draw:start-glue-point="10" draw:end-shape="id17" draw:end-glue-point="3" svg:d="M5080 11430h2540" svg:viewBox="0 0 2541 1">
          <text:p/>
        </draw:connector>
        <presentation:notes draw:style-name="dp1">
          <office:forms form:automatic-focus="false" form:apply-design-mode="false"/>
          <draw:page-thumbnail draw:style-name="gr2"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Between the ends</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2"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21" draw:text-style-name="P21" xml:id="id23" draw:id="id23"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22" draw:text-style-name="P21" xml:id="id24" draw:id="id24"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frame presentation:style-name="pr10" draw:text-style-name="P14" draw:layer="layout" svg:width="26.81cm" svg:height="1.905cm" svg:x="0.575cm" svg:y="13.335cm">
          <draw:text-box>
            <text:p text:style-name="P23"><text:span text:style-name="T4">DisplayRegions occupy an area in a GraphicsOutput.</text:span></text:p>
            <text:p text:style-name="P23"><text:span text:style-name="T4">Windows are a type of GraphicsOutput.</text:span></text:p>
          </draw:text-box>
        </draw:frame>
        <draw:custom-shape draw:style-name="gr23"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18" draw:id="id18"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2" draw:id="id22"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1" draw:id="id21"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0" draw:id="id20"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19" draw:id="id19"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8" draw:start-glue-point="8" draw:end-shape="id19" draw:end-glue-point="4" svg:d="M3175 6985l-1270 1270" svg:viewBox="0 0 1271 1271">
          <text:p/>
        </draw:connector>
        <draw:connector draw:style-name="gr15" draw:text-style-name="P20" draw:layer="layout" draw:type="line" svg:x1="3.175cm" svg:y1="6.985cm" svg:x2="4.445cm" svg:y2="8.255cm" draw:start-shape="id18" draw:start-glue-point="8" draw:end-shape="id20" draw:end-glue-point="4" svg:d="M3175 6985l1270 1270" svg:viewBox="0 0 1271 1271">
          <text:p/>
        </draw:connector>
        <draw:connector draw:style-name="gr15" draw:text-style-name="P20" draw:layer="layout" draw:type="line" svg:x1="1.905cm" svg:y1="9.525cm" svg:x2="1.905cm" svg:y2="10.795cm" draw:start-shape="id19" draw:start-glue-point="8" draw:end-shape="id21" draw:end-glue-point="4" svg:d="M1905 9525v1270" svg:viewBox="0 0 1 1271">
          <text:p/>
        </draw:connector>
        <draw:connector draw:style-name="gr15" draw:text-style-name="P20" draw:layer="layout" draw:type="line" svg:x1="1.905cm" svg:y1="9.525cm" svg:x2="4.445cm" svg:y2="10.795cm" draw:start-shape="id19" draw:start-glue-point="8" draw:end-shape="id22" draw:end-glue-point="4" svg:d="M1905 9525l2540 1270" svg:viewBox="0 0 2541 1271">
          <text:p/>
        </draw:connector>
        <draw:connector draw:style-name="gr15" draw:text-style-name="P20" draw:layer="layout" draw:type="line" svg:x1="5.08cm" svg:y1="8.89cm" svg:x2="9.208cm" svg:y2="9.067cm" draw:start-shape="id20" draw:start-glue-point="10" draw:end-shape="id23" draw:end-glue-point="3" svg:d="M5080 8890l4128 177" svg:viewBox="0 0 4129 178">
          <text:p/>
        </draw:connector>
        <draw:connector draw:style-name="gr15" draw:text-style-name="P20" draw:layer="layout" draw:type="line" svg:x1="5.08cm" svg:y1="11.43cm" svg:x2="11.43cm" svg:y2="9.605cm" draw:start-shape="id22" draw:start-glue-point="10" draw:end-shape="id24" draw:end-glue-point="3" svg:d="M5080 11430l6350-1825" svg:viewBox="0 0 6351 1826">
          <text:p/>
        </draw:connector>
        <presentation:notes draw:style-name="dp1">
          <office:forms form:automatic-focus="false" form:apply-design-mode="false"/>
          <draw:page-thumbnail draw:style-name="gr2"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Between the ends</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2" xml:id="id32" draw:id="id32"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21" draw:text-style-name="P21" xml:id="id30" draw:id="id30"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22" draw:text-style-name="P21" xml:id="id31" draw:id="id31"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custom-shape draw:style-name="gr24" draw:text-style-name="P21" xml:id="id33" draw:id="id33"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14" draw:layer="layout" svg:width="26.81cm" svg:height="1.905cm" svg:x="0.575cm" svg:y="13.335cm">
          <draw:text-box>
            <text:p text:style-name="P23"><text:span text:style-name="T4">Each GraphicsOutput uses a GraphicsStateGuardian to render its content in a safe manner.</text:span></text:p>
            <text:p text:style-name="P23"><text:span text:style-name="T4">Several GraphicsOutputs may share the same GraphicsStateGuardian, improving efficiency.</text:span></text:p>
          </draw:text-box>
        </draw:frame>
        <draw:custom-shape draw:style-name="gr25"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25" draw:id="id25"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9" draw:id="id29"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8" draw:id="id28"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7" draw:id="id27"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6" draw:id="id26"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25" draw:start-glue-point="8" draw:end-shape="id26" draw:end-glue-point="4" svg:d="M3175 6985l-1270 1270" svg:viewBox="0 0 1271 1271">
          <text:p/>
        </draw:connector>
        <draw:connector draw:style-name="gr15" draw:text-style-name="P20" draw:layer="layout" draw:type="line" svg:x1="3.175cm" svg:y1="6.985cm" svg:x2="4.445cm" svg:y2="8.255cm" draw:start-shape="id25" draw:start-glue-point="8" draw:end-shape="id27" draw:end-glue-point="4" svg:d="M3175 6985l1270 1270" svg:viewBox="0 0 1271 1271">
          <text:p/>
        </draw:connector>
        <draw:connector draw:style-name="gr15" draw:text-style-name="P20" draw:layer="layout" draw:type="line" svg:x1="1.905cm" svg:y1="9.525cm" svg:x2="1.905cm" svg:y2="10.795cm" draw:start-shape="id26" draw:start-glue-point="8" draw:end-shape="id28" draw:end-glue-point="4" svg:d="M1905 9525v1270" svg:viewBox="0 0 1 1271">
          <text:p/>
        </draw:connector>
        <draw:connector draw:style-name="gr15" draw:text-style-name="P20" draw:layer="layout" draw:type="line" svg:x1="1.905cm" svg:y1="9.525cm" svg:x2="4.445cm" svg:y2="10.795cm" draw:start-shape="id26" draw:start-glue-point="8" draw:end-shape="id29" draw:end-glue-point="4" svg:d="M1905 9525l2540 1270" svg:viewBox="0 0 2541 1271">
          <text:p/>
        </draw:connector>
        <draw:connector draw:style-name="gr15" draw:text-style-name="P20" draw:layer="layout" draw:type="line" svg:x1="5.08cm" svg:y1="8.89cm" svg:x2="9.208cm" svg:y2="9.067cm" draw:start-shape="id27" draw:start-glue-point="10" draw:end-shape="id30" draw:end-glue-point="3" svg:d="M5080 8890l4128 177" svg:viewBox="0 0 4129 178">
          <text:p/>
        </draw:connector>
        <draw:connector draw:style-name="gr15" draw:text-style-name="P20" draw:layer="layout" draw:type="line" svg:x1="5.08cm" svg:y1="11.43cm" svg:x2="11.43cm" svg:y2="9.605cm" draw:start-shape="id29" draw:start-glue-point="10" draw:end-shape="id31" draw:end-glue-point="3" svg:d="M5080 11430l6350-1825" svg:viewBox="0 0 6351 1826">
          <text:p/>
        </draw:connector>
        <draw:connector draw:style-name="gr15" draw:text-style-name="P20" draw:layer="layout" draw:type="line" svg:x1="14.605cm" svg:y1="8.572cm" svg:x2="16.51cm" svg:y2="8.573cm" draw:start-shape="id32" draw:start-glue-point="1" draw:end-shape="id33"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26" draw:text-style-name="P22"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Between the ends</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2" xml:id="id41" draw:id="id41"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21" draw:text-style-name="P21" xml:id="id39" draw:id="id39"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22" draw:text-style-name="P21" xml:id="id40" draw:id="id40"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custom-shape draw:style-name="gr24" draw:text-style-name="P21" xml:id="id42" draw:id="id42"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14" draw:layer="layout" svg:width="26.81cm" svg:height="1.905cm" svg:x="0.575cm" svg:y="13.335cm">
          <draw:text-box>
            <text:p text:style-name="P23"><text:span text:style-name="T4">These objects are all created by a GraphicsEngine, which also manages the rendering.</text:span></text:p>
          </draw:text-box>
        </draw:frame>
        <draw:custom-shape draw:style-name="gr27"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34" draw:id="id34"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38" draw:id="id38"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37" draw:id="id37"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36" draw:id="id36"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35" draw:id="id35"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34" draw:start-glue-point="8" draw:end-shape="id35" draw:end-glue-point="4" svg:d="M3175 6985l-1270 1270" svg:viewBox="0 0 1271 1271">
          <text:p/>
        </draw:connector>
        <draw:connector draw:style-name="gr15" draw:text-style-name="P20" draw:layer="layout" draw:type="line" svg:x1="3.175cm" svg:y1="6.985cm" svg:x2="4.445cm" svg:y2="8.255cm" draw:start-shape="id34" draw:start-glue-point="8" draw:end-shape="id36" draw:end-glue-point="4" svg:d="M3175 6985l1270 1270" svg:viewBox="0 0 1271 1271">
          <text:p/>
        </draw:connector>
        <draw:connector draw:style-name="gr15" draw:text-style-name="P20" draw:layer="layout" draw:type="line" svg:x1="1.905cm" svg:y1="9.525cm" svg:x2="1.905cm" svg:y2="10.795cm" draw:start-shape="id35" draw:start-glue-point="8" draw:end-shape="id37" draw:end-glue-point="4" svg:d="M1905 9525v1270" svg:viewBox="0 0 1 1271">
          <text:p/>
        </draw:connector>
        <draw:connector draw:style-name="gr15" draw:text-style-name="P20" draw:layer="layout" draw:type="line" svg:x1="1.905cm" svg:y1="9.525cm" svg:x2="4.445cm" svg:y2="10.795cm" draw:start-shape="id35" draw:start-glue-point="8" draw:end-shape="id38" draw:end-glue-point="4" svg:d="M1905 9525l2540 1270" svg:viewBox="0 0 2541 1271">
          <text:p/>
        </draw:connector>
        <draw:connector draw:style-name="gr15" draw:text-style-name="P20" draw:layer="layout" draw:type="line" svg:x1="5.08cm" svg:y1="8.89cm" svg:x2="9.208cm" svg:y2="9.067cm" draw:start-shape="id36" draw:start-glue-point="10" draw:end-shape="id39" draw:end-glue-point="3" svg:d="M5080 8890l4128 177" svg:viewBox="0 0 4129 178">
          <text:p/>
        </draw:connector>
        <draw:connector draw:style-name="gr15" draw:text-style-name="P20" draw:layer="layout" draw:type="line" svg:x1="5.08cm" svg:y1="11.43cm" svg:x2="11.43cm" svg:y2="9.605cm" draw:start-shape="id38" draw:start-glue-point="10" draw:end-shape="id40" draw:end-glue-point="3" svg:d="M5080 11430l6350-1825" svg:viewBox="0 0 6351 1826">
          <text:p/>
        </draw:connector>
        <draw:connector draw:style-name="gr15" draw:text-style-name="P20" draw:layer="layout" draw:type="line" svg:x1="14.605cm" svg:y1="8.572cm" svg:x2="16.51cm" svg:y2="8.573cm" draw:start-shape="id41" draw:start-glue-point="1" draw:end-shape="id42"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6" draw:text-style-name="P22" xml:id="id50" draw:id="id50"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Between the ends</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22" xml:id="id53" draw:id="id53"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21" draw:text-style-name="P21" xml:id="id48" draw:id="id48"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22" draw:text-style-name="P21" xml:id="id49" draw:id="id49"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51" draw:id="id51">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1" draw:text-style-name="P26" draw:layer="layout" svg:width="9.525cm" svg:height="1.845cm" draw:transform="rotate (1.5707963267949) translate (21.59cm 13.335cm)">
            <draw:text-box>
              <text:p text:style-name="P25"><text:span text:style-name="T2">GraphicsPipe</text:span></text:p>
            </draw:text-box>
          </draw:frame>
        </draw:g>
        <draw:custom-shape draw:style-name="gr24" draw:text-style-name="P21" xml:id="id54" draw:id="id54"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14" draw:layer="layout" svg:width="26.81cm" svg:height="1.905cm" svg:x="0.575cm" svg:y="13.335cm">
          <draw:text-box>
            <text:p text:style-name="P23"><text:span text:style-name="T4">Each GraphicsEngine is bound to a GraphicsPipe, which abstracts the computer’s particulars away.</text:span></text:p>
          </draw:text-box>
        </draw:frame>
        <draw:custom-shape draw:style-name="gr29" draw:text-style-name="P17" xml:id="id52" draw:id="id52"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43" draw:id="id43"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47" draw:id="id47"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46" draw:id="id46"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45" draw:id="id45"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44" draw:id="id44"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43" draw:start-glue-point="8" draw:end-shape="id44" draw:end-glue-point="4" svg:d="M3175 6985l-1270 1270" svg:viewBox="0 0 1271 1271">
          <text:p/>
        </draw:connector>
        <draw:connector draw:style-name="gr15" draw:text-style-name="P20" draw:layer="layout" draw:type="line" svg:x1="3.175cm" svg:y1="6.985cm" svg:x2="4.445cm" svg:y2="8.255cm" draw:start-shape="id43" draw:start-glue-point="8" draw:end-shape="id45" draw:end-glue-point="4" svg:d="M3175 6985l1270 1270" svg:viewBox="0 0 1271 1271">
          <text:p/>
        </draw:connector>
        <draw:connector draw:style-name="gr15" draw:text-style-name="P20" draw:layer="layout" draw:type="line" svg:x1="1.905cm" svg:y1="9.525cm" svg:x2="1.905cm" svg:y2="10.795cm" draw:start-shape="id44" draw:start-glue-point="8" draw:end-shape="id46" draw:end-glue-point="4" svg:d="M1905 9525v1270" svg:viewBox="0 0 1 1271">
          <text:p/>
        </draw:connector>
        <draw:connector draw:style-name="gr15" draw:text-style-name="P20" draw:layer="layout" draw:type="line" svg:x1="1.905cm" svg:y1="9.525cm" svg:x2="4.445cm" svg:y2="10.795cm" draw:start-shape="id44" draw:start-glue-point="8" draw:end-shape="id47" draw:end-glue-point="4" svg:d="M1905 9525l2540 1270" svg:viewBox="0 0 2541 1271">
          <text:p/>
        </draw:connector>
        <draw:connector draw:style-name="gr15" draw:text-style-name="P20" draw:layer="layout" draw:type="line" svg:x1="5.08cm" svg:y1="8.89cm" svg:x2="9.208cm" svg:y2="9.067cm" draw:start-shape="id45" draw:start-glue-point="10" draw:end-shape="id48" draw:end-glue-point="3" svg:d="M5080 8890l4128 177" svg:viewBox="0 0 4129 178">
          <text:p/>
        </draw:connector>
        <draw:connector draw:style-name="gr15" draw:text-style-name="P20" draw:layer="layout" draw:type="line" svg:x1="5.08cm" svg:y1="11.43cm" svg:x2="11.43cm" svg:y2="9.605cm" draw:start-shape="id47" draw:start-glue-point="10" draw:end-shape="id49" draw:end-glue-point="3" svg:d="M5080 11430l6350-1825" svg:viewBox="0 0 6351 1826">
          <text:p/>
        </draw:connector>
        <draw:connector draw:style-name="gr15" draw:text-style-name="P20" draw:layer="layout" draw:type="line" svg:x1="20.955cm" svg:y1="8.573cm" svg:x2="21.59cm" svg:y2="8.572cm" draw:start-shape="id50" draw:start-glue-point="7" draw:end-shape="id51" draw:end-glue-point="3" svg:d="M20955 8573l635-1" svg:viewBox="0 0 636 2">
          <text:p/>
        </draw:connector>
        <draw:connector draw:style-name="gr15" draw:text-style-name="P20" draw:layer="layout" draw:type="line" svg:x1="23.435cm" svg:y1="8.572cm" svg:x2="25.4cm" svg:y2="8.573cm" draw:start-shape="id51" draw:start-glue-point="1" draw:end-shape="id52" draw:end-glue-point="0" svg:d="M23435 8572l1965 1" svg:viewBox="0 0 1966 2">
          <text:p/>
        </draw:connector>
        <draw:connector draw:style-name="gr15" draw:text-style-name="P20" draw:layer="layout" draw:type="line" svg:x1="14.605cm" svg:y1="8.572cm" svg:x2="16.51cm" svg:y2="8.573cm" draw:start-shape="id53" draw:start-glue-point="1" draw:end-shape="id54"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12"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10" draw:text-style-name="P14" draw:layer="layout" svg:width="26.81cm" svg:height="1.905cm" svg:x="0.575cm" svg:y="13.335cm">
          <draw:text-box>
            <text:p text:style-name="P23"><text:span text:style-name="T4">Starting with a blank slate, let us create all this in code.</text:span></text:p>
          </draw:text-box>
        </draw:frame>
        <draw:custom-shape draw:style-name="gr30"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xml:id="id55" draw:id="id55"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59" draw:id="id59"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58" draw:id="id58"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57" draw:id="id57"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56" draw:id="id56"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55" draw:start-glue-point="8" draw:end-shape="id56" draw:end-glue-point="4" svg:d="M3175 6985l-1270 1270" svg:viewBox="0 0 1271 1271">
          <text:p/>
        </draw:connector>
        <draw:connector draw:style-name="gr15" draw:text-style-name="P20" draw:layer="layout" draw:type="line" svg:x1="3.175cm" svg:y1="6.985cm" svg:x2="4.445cm" svg:y2="8.255cm" draw:start-shape="id55" draw:start-glue-point="8" draw:end-shape="id57" draw:end-glue-point="4" svg:d="M3175 6985l1270 1270" svg:viewBox="0 0 1271 1271">
          <text:p/>
        </draw:connector>
        <draw:connector draw:style-name="gr15" draw:text-style-name="P20" draw:layer="layout" draw:type="line" svg:x1="1.905cm" svg:y1="9.525cm" svg:x2="1.905cm" svg:y2="10.795cm" draw:start-shape="id56" draw:start-glue-point="8" draw:end-shape="id58" draw:end-glue-point="4" svg:d="M1905 9525v1270" svg:viewBox="0 0 1 1271">
          <text:p/>
        </draw:connector>
        <draw:connector draw:style-name="gr15" draw:text-style-name="P20" draw:layer="layout" draw:type="line" svg:x1="1.905cm" svg:y1="9.525cm" svg:x2="4.445cm" svg:y2="10.795cm" draw:start-shape="id56" draw:start-glue-point="8" draw:end-shape="id59" draw:end-glue-point="4" svg:d="M1905 9525l2540 1270" svg:viewBox="0 0 2541 1271">
          <text:p/>
        </draw:connector>
        <presentation:notes draw:style-name="dp1">
          <office:forms form:automatic-focus="false" form:apply-design-mode="false"/>
          <draw:page-thumbnail draw:style-name="gr2" draw:layer="layout" svg:width="19.798cm" svg:height="11.136cm" svg:x="0.6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xml:id="id65" draw:id="id65">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2" draw:text-style-name="P26" draw:layer="layout" svg:width="9.525cm" svg:height="1.845cm" draw:transform="rotate (1.5707963267949) translate (21.59cm 13.335cm)">
            <draw:text-box>
              <text:p text:style-name="P25"><text:span text:style-name="T2">GraphicsPipe</text:span></text:p>
            </draw:text-box>
          </draw:frame>
        </draw:g>
        <draw:frame presentation:style-name="pr10" draw:text-style-name="P28" draw:layer="layout" svg:width="26.81cm" svg:height="1.905cm" svg:x="0.575cm" svg:y="13.335cm">
          <draw:text-box>
            <text:p text:style-name="P27"><text:span text:style-name="T4">selection = GraphicsPipeSelection.getGlobalPtr()</text:span></text:p>
            <text:p text:style-name="P27"><text:span text:style-name="T4">pipe = selection.make_default_pipe()</text:span></text:p>
          </draw:text-box>
        </draw:frame>
        <draw:custom-shape draw:style-name="gr32" draw:text-style-name="P17" xml:id="id66" draw:id="id66"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60" draw:id="id60"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4" draw:id="id64"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3" draw:id="id63"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2" draw:id="id62"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1" draw:id="id61"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60" draw:start-glue-point="8" draw:end-shape="id61" draw:end-glue-point="4" svg:d="M3175 6985l-1270 1270" svg:viewBox="0 0 1271 1271">
          <text:p/>
        </draw:connector>
        <draw:connector draw:style-name="gr15" draw:text-style-name="P20" draw:layer="layout" draw:type="line" svg:x1="3.175cm" svg:y1="6.985cm" svg:x2="4.445cm" svg:y2="8.255cm" draw:start-shape="id60" draw:start-glue-point="8" draw:end-shape="id62" draw:end-glue-point="4" svg:d="M3175 6985l1270 1270" svg:viewBox="0 0 1271 1271">
          <text:p/>
        </draw:connector>
        <draw:connector draw:style-name="gr15" draw:text-style-name="P20" draw:layer="layout" draw:type="line" svg:x1="1.905cm" svg:y1="9.525cm" svg:x2="1.905cm" svg:y2="10.795cm" draw:start-shape="id61" draw:start-glue-point="8" draw:end-shape="id63" draw:end-glue-point="4" svg:d="M1905 9525v1270" svg:viewBox="0 0 1 1271">
          <text:p/>
        </draw:connector>
        <draw:connector draw:style-name="gr15" draw:text-style-name="P20" draw:layer="layout" draw:type="line" svg:x1="1.905cm" svg:y1="9.525cm" svg:x2="4.445cm" svg:y2="10.795cm" draw:start-shape="id61" draw:start-glue-point="8" draw:end-shape="id64" draw:end-glue-point="4" svg:d="M1905 9525l2540 1270" svg:viewBox="0 0 2541 1271">
          <text:p/>
        </draw:connector>
        <draw:connector draw:style-name="gr15" draw:text-style-name="P20" draw:layer="layout" draw:type="line" svg:x1="23.435cm" svg:y1="8.572cm" svg:x2="25.4cm" svg:y2="8.573cm" draw:start-shape="id65" draw:start-glue-point="1" draw:end-shape="id66" draw:end-glue-point="0" svg:d="M23435 8572l1965 1" svg:viewBox="0 0 1966 2">
          <text:p/>
        </draw:connector>
        <presentation:notes draw:style-name="dp1">
          <office:forms form:automatic-focus="false" form:apply-design-mode="false"/>
          <draw:page-thumbnail draw:style-name="gr2" draw:layer="layout" svg:width="19.798cm" svg:height="11.136cm" svg:x="0.6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34" draw:text-style-name="P22"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3" draw:text-style-name="P26" draw:layer="layout" svg:width="9.525cm" svg:height="1.845cm" draw:transform="rotate (1.5707963267949) translate (21.59cm 13.335cm)">
            <draw:text-box>
              <text:p text:style-name="P25"><text:span text:style-name="T2">GraphicsPipe</text:span></text:p>
            </draw:text-box>
          </draw:frame>
        </draw:g>
        <draw:frame presentation:style-name="pr10" draw:text-style-name="P28" draw:layer="layout" svg:width="26.81cm" svg:height="1.905cm" svg:x="0.775cm" svg:y="13.335cm">
          <draw:text-box>
            <text:p text:style-name="P27"><text:span text:style-name="T11">graphics_engine = GraphicsEngine(pipe)</text:span></text:p>
          </draw:text-box>
        </draw:frame>
        <draw:custom-shape draw:style-name="gr35" draw:text-style-name="P17"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67" draw:id="id67"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1" draw:id="id71"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0" draw:id="id70"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9" draw:id="id69"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68" draw:id="id68"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67" draw:start-glue-point="8" draw:end-shape="id68" draw:end-glue-point="4" svg:d="M3175 6985l-1270 1270" svg:viewBox="0 0 1271 1271">
          <text:p/>
        </draw:connector>
        <draw:connector draw:style-name="gr15" draw:text-style-name="P20" draw:layer="layout" draw:type="line" svg:x1="3.175cm" svg:y1="6.985cm" svg:x2="4.445cm" svg:y2="8.255cm" draw:start-shape="id67" draw:start-glue-point="8" draw:end-shape="id69" draw:end-glue-point="4" svg:d="M3175 6985l1270 1270" svg:viewBox="0 0 1271 1271">
          <text:p/>
        </draw:connector>
        <draw:connector draw:style-name="gr15" draw:text-style-name="P20" draw:layer="layout" draw:type="line" svg:x1="1.905cm" svg:y1="9.525cm" svg:x2="1.905cm" svg:y2="10.795cm" draw:start-shape="id68" draw:start-glue-point="8" draw:end-shape="id70" draw:end-glue-point="4" svg:d="M1905 9525v1270" svg:viewBox="0 0 1 1271">
          <text:p/>
        </draw:connector>
        <draw:connector draw:style-name="gr15" draw:text-style-name="P20" draw:layer="layout" draw:type="line" svg:x1="1.905cm" svg:y1="9.525cm" svg:x2="4.445cm" svg:y2="10.795cm" draw:start-shape="id68" draw:start-glue-point="8" draw:end-shape="id71" draw:end-glue-point="4" svg:d="M1905 9525l2540 1270" svg:viewBox="0 0 2541 1271">
          <text:p/>
        </draw:connector>
        <draw:connector draw:style-name="gr15" draw:text-style-name="P20" draw:layer="layout" draw:type="line" svg:x1="20.956cm" svg:y1="8.574cm" svg:x2="21.591cm" svg:y2="8.573cm" svg:d="M20956 8574l635-1" svg:viewBox="0 0 636 2">
          <text:p/>
        </draw:connector>
        <draw:connector draw:style-name="gr15" draw:text-style-name="P20" draw:layer="layout" draw:type="line" svg:x1="23.436cm" svg:y1="8.573cm" svg:x2="25.401cm" svg:y2="8.574cm" svg:d="M23436 8573l1965 1" svg:viewBox="0 0 1966 2">
          <text:p/>
        </draw:connector>
        <presentation:notes draw:style-name="dp1">
          <office:forms form:automatic-focus="false" form:apply-design-mode="false"/>
          <draw:page-thumbnail draw:style-name="gr2"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34" draw:text-style-name="P22" xml:id="id77" draw:id="id77"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80" draw:id="id80"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g xml:id="id78" draw:id="id78">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4"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81" draw:id="id81"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28" draw:layer="layout" svg:width="26.81cm" svg:height="1.905cm" svg:x="0.775cm" svg:y="13.335cm">
          <draw:text-box>
            <text:p text:style-name="P27"><text:span text:style-name="T11">window = graphics_engine.make_output(pipe, …)</text:span></text:p>
            <text:p text:style-name="P27"><text:span text:style-name="T11"># Implicitly binds to the default GSG</text:span></text:p>
          </draw:text-box>
        </draw:frame>
        <draw:custom-shape draw:style-name="gr38" draw:text-style-name="P17" xml:id="id79" draw:id="id79"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72" draw:id="id72"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6" draw:id="id76"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5" draw:id="id75"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4" draw:id="id74"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73" draw:id="id73"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72" draw:start-glue-point="8" draw:end-shape="id73" draw:end-glue-point="4" svg:d="M3175 6985l-1270 1270" svg:viewBox="0 0 1271 1271">
          <text:p/>
        </draw:connector>
        <draw:connector draw:style-name="gr15" draw:text-style-name="P20" draw:layer="layout" draw:type="line" svg:x1="3.175cm" svg:y1="6.985cm" svg:x2="4.445cm" svg:y2="8.255cm" draw:start-shape="id72" draw:start-glue-point="8" draw:end-shape="id74" draw:end-glue-point="4" svg:d="M3175 6985l1270 1270" svg:viewBox="0 0 1271 1271">
          <text:p/>
        </draw:connector>
        <draw:connector draw:style-name="gr15" draw:text-style-name="P20" draw:layer="layout" draw:type="line" svg:x1="1.905cm" svg:y1="9.525cm" svg:x2="1.905cm" svg:y2="10.795cm" draw:start-shape="id73" draw:start-glue-point="8" draw:end-shape="id75" draw:end-glue-point="4" svg:d="M1905 9525v1270" svg:viewBox="0 0 1 1271">
          <text:p/>
        </draw:connector>
        <draw:connector draw:style-name="gr15" draw:text-style-name="P20" draw:layer="layout" draw:type="line" svg:x1="1.905cm" svg:y1="9.525cm" svg:x2="4.445cm" svg:y2="10.795cm" draw:start-shape="id73" draw:start-glue-point="8" draw:end-shape="id76" draw:end-glue-point="4" svg:d="M1905 9525l2540 1270" svg:viewBox="0 0 2541 1271">
          <text:p/>
        </draw:connector>
        <draw:connector draw:style-name="gr15" draw:text-style-name="P20" draw:layer="layout" draw:type="line" svg:x1="20.955cm" svg:y1="8.573cm" svg:x2="21.59cm" svg:y2="8.572cm" draw:start-shape="id77" draw:start-glue-point="7" draw:end-shape="id78" draw:end-glue-point="3" svg:d="M20955 8573l635-1" svg:viewBox="0 0 636 2">
          <text:p/>
        </draw:connector>
        <draw:connector draw:style-name="gr15" draw:text-style-name="P20" draw:layer="layout" draw:type="line" svg:x1="23.435cm" svg:y1="8.572cm" svg:x2="25.4cm" svg:y2="8.573cm" draw:start-shape="id78" draw:start-glue-point="1" draw:end-shape="id79" draw:end-glue-point="0" svg:d="M23435 8572l1965 1" svg:viewBox="0 0 1966 2">
          <text:p/>
        </draw:connector>
        <draw:connector draw:style-name="gr15" draw:text-style-name="P20" draw:layer="layout" draw:type="line" svg:x1="14.605cm" svg:y1="8.572cm" svg:x2="16.51cm" svg:y2="8.573cm" draw:start-shape="id80" draw:start-glue-point="1" draw:end-shape="id81"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34" draw:text-style-name="P22" xml:id="id87" draw:id="id87"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90" draw:id="id90"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g xml:id="id88" draw:id="id88">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5"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91" draw:id="id91"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28" draw:layer="layout" svg:width="26.81cm" svg:height="1.905cm" svg:x="0.775cm" svg:y="13.335cm">
          <draw:text-box>
            <text:p text:style-name="P27"><text:span text:style-name="T11">display_region = window.make_display_region()</text:span></text:p>
          </draw:text-box>
        </draw:frame>
        <draw:custom-shape draw:style-name="gr40" draw:text-style-name="P17" xml:id="id89" draw:id="id89"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82" draw:id="id82"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86" draw:id="id86"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85" draw:id="id85"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84" draw:id="id84"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83" draw:id="id83"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82" draw:start-glue-point="8" draw:end-shape="id83" draw:end-glue-point="4" svg:d="M3175 6985l-1270 1270" svg:viewBox="0 0 1271 1271">
          <text:p/>
        </draw:connector>
        <draw:connector draw:style-name="gr15" draw:text-style-name="P20" draw:layer="layout" draw:type="line" svg:x1="3.175cm" svg:y1="6.985cm" svg:x2="4.445cm" svg:y2="8.255cm" draw:start-shape="id82" draw:start-glue-point="8" draw:end-shape="id84" draw:end-glue-point="4" svg:d="M3175 6985l1270 1270" svg:viewBox="0 0 1271 1271">
          <text:p/>
        </draw:connector>
        <draw:connector draw:style-name="gr15" draw:text-style-name="P20" draw:layer="layout" draw:type="line" svg:x1="1.905cm" svg:y1="9.525cm" svg:x2="1.905cm" svg:y2="10.795cm" draw:start-shape="id83" draw:start-glue-point="8" draw:end-shape="id85" draw:end-glue-point="4" svg:d="M1905 9525v1270" svg:viewBox="0 0 1 1271">
          <text:p/>
        </draw:connector>
        <draw:connector draw:style-name="gr15" draw:text-style-name="P20" draw:layer="layout" draw:type="line" svg:x1="1.905cm" svg:y1="9.525cm" svg:x2="4.445cm" svg:y2="10.795cm" draw:start-shape="id83" draw:start-glue-point="8" draw:end-shape="id86" draw:end-glue-point="4" svg:d="M1905 9525l2540 1270" svg:viewBox="0 0 2541 1271">
          <text:p/>
        </draw:connector>
        <draw:connector draw:style-name="gr15" draw:text-style-name="P20" draw:layer="layout" draw:type="line" svg:x1="20.955cm" svg:y1="8.573cm" svg:x2="21.59cm" svg:y2="8.572cm" draw:start-shape="id87" draw:start-glue-point="7" draw:end-shape="id88" draw:end-glue-point="3" svg:d="M20955 8573l635-1" svg:viewBox="0 0 636 2">
          <text:p/>
        </draw:connector>
        <draw:connector draw:style-name="gr15" draw:text-style-name="P20" draw:layer="layout" draw:type="line" svg:x1="23.435cm" svg:y1="8.572cm" svg:x2="25.4cm" svg:y2="8.573cm" draw:start-shape="id88" draw:start-glue-point="1" draw:end-shape="id89" draw:end-glue-point="0" svg:d="M23435 8572l1965 1" svg:viewBox="0 0 1966 2">
          <text:p/>
        </draw:connector>
        <draw:connector draw:style-name="gr15" draw:text-style-name="P20" draw:layer="layout" draw:type="line" svg:x1="14.605cm" svg:y1="8.572cm" svg:x2="16.51cm" svg:y2="8.573cm" draw:start-shape="id90" draw:start-glue-point="1" draw:end-shape="id91"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34" draw:text-style-name="P22" xml:id="id98" draw:id="id98"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01" draw:id="id101"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97" draw:id="id97"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g xml:id="id99" draw:id="id99">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6"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02" draw:id="id102"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28" draw:layer="layout" svg:width="26.81cm" svg:height="1.905cm" svg:x="0.775cm" svg:y="13.335cm">
          <draw:text-box>
            <text:p text:style-name="P27"><text:span text:style-name="T11">display_region.set_camera(cam_node_path)</text:span></text:p>
          </draw:text-box>
        </draw:frame>
        <draw:custom-shape draw:style-name="gr41" draw:text-style-name="P17" xml:id="id100" draw:id="id100"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92" draw:id="id92"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96" draw:id="id96"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95" draw:id="id95"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94" draw:id="id94"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93" draw:id="id93"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92" draw:start-glue-point="8" draw:end-shape="id93" draw:end-glue-point="4" svg:d="M3175 6985l-1270 1270" svg:viewBox="0 0 1271 1271">
          <text:p/>
        </draw:connector>
        <draw:connector draw:style-name="gr15" draw:text-style-name="P20" draw:layer="layout" draw:type="line" svg:x1="3.175cm" svg:y1="6.985cm" svg:x2="4.445cm" svg:y2="8.255cm" draw:start-shape="id92" draw:start-glue-point="8" draw:end-shape="id94" draw:end-glue-point="4" svg:d="M3175 6985l1270 1270" svg:viewBox="0 0 1271 1271">
          <text:p/>
        </draw:connector>
        <draw:connector draw:style-name="gr15" draw:text-style-name="P20" draw:layer="layout" draw:type="line" svg:x1="1.905cm" svg:y1="9.525cm" svg:x2="1.905cm" svg:y2="10.795cm" draw:start-shape="id93" draw:start-glue-point="8" draw:end-shape="id95" draw:end-glue-point="4" svg:d="M1905 9525v1270" svg:viewBox="0 0 1 1271">
          <text:p/>
        </draw:connector>
        <draw:connector draw:style-name="gr15" draw:text-style-name="P20" draw:layer="layout" draw:type="line" svg:x1="1.905cm" svg:y1="9.525cm" svg:x2="4.445cm" svg:y2="10.795cm" draw:start-shape="id93" draw:start-glue-point="8" draw:end-shape="id96" draw:end-glue-point="4" svg:d="M1905 9525l2540 1270" svg:viewBox="0 0 2541 1271">
          <text:p/>
        </draw:connector>
        <draw:connector draw:style-name="gr15" draw:text-style-name="P20" draw:layer="layout" draw:type="line" svg:x1="5.08cm" svg:y1="8.89cm" svg:x2="9.208cm" svg:y2="9.067cm" draw:start-shape="id94" draw:start-glue-point="10" draw:end-shape="id97" draw:end-glue-point="3" svg:d="M5080 8890l4128 177" svg:viewBox="0 0 4129 178">
          <text:p/>
        </draw:connector>
        <draw:connector draw:style-name="gr15" draw:text-style-name="P20" draw:layer="layout" draw:type="line" svg:x1="20.955cm" svg:y1="8.573cm" svg:x2="21.59cm" svg:y2="8.572cm" draw:start-shape="id98" draw:start-glue-point="7" draw:end-shape="id99" draw:end-glue-point="3" svg:d="M20955 8573l635-1" svg:viewBox="0 0 636 2">
          <text:p/>
        </draw:connector>
        <draw:connector draw:style-name="gr15" draw:text-style-name="P20" draw:layer="layout" draw:type="line" svg:x1="23.435cm" svg:y1="8.572cm" svg:x2="25.4cm" svg:y2="8.573cm" draw:start-shape="id99" draw:start-glue-point="1" draw:end-shape="id100" draw:end-glue-point="0" svg:d="M23435 8572l1965 1" svg:viewBox="0 0 1966 2">
          <text:p/>
        </draw:connector>
        <draw:connector draw:style-name="gr15" draw:text-style-name="P20" draw:layer="layout" draw:type="line" svg:x1="14.605cm" svg:y1="8.572cm" svg:x2="16.51cm" svg:y2="8.573cm" draw:start-shape="id101" draw:start-glue-point="1" draw:end-shape="id102"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34" draw:text-style-name="P22" xml:id="id110" draw:id="id110"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From scratch</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13" draw:id="id113"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108" draw:id="id108"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09" draw:id="id109"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11" draw:id="id111">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7"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14" draw:id="id114"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10" draw:text-style-name="P28" draw:layer="layout" svg:width="26.81cm" svg:height="1.905cm" svg:x="0.775cm" svg:y="13.335cm">
          <draw:text-box>
            <text:p text:style-name="P27"><text:span text:style-name="T4"># The second DisplayRegion works the same.</text:span></text:p>
          </draw:text-box>
        </draw:frame>
        <draw:custom-shape draw:style-name="gr43" draw:text-style-name="P17" xml:id="id112" draw:id="id112"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03" draw:id="id103"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07" draw:id="id107"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06" draw:id="id106"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05" draw:id="id105"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04" draw:id="id104"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03" draw:start-glue-point="8" draw:end-shape="id104" draw:end-glue-point="4" svg:d="M3175 6985l-1270 1270" svg:viewBox="0 0 1271 1271">
          <text:p/>
        </draw:connector>
        <draw:connector draw:style-name="gr15" draw:text-style-name="P20" draw:layer="layout" draw:type="line" svg:x1="3.175cm" svg:y1="6.985cm" svg:x2="4.445cm" svg:y2="8.255cm" draw:start-shape="id103" draw:start-glue-point="8" draw:end-shape="id105" draw:end-glue-point="4" svg:d="M3175 6985l1270 1270" svg:viewBox="0 0 1271 1271">
          <text:p/>
        </draw:connector>
        <draw:connector draw:style-name="gr15" draw:text-style-name="P20" draw:layer="layout" draw:type="line" svg:x1="1.905cm" svg:y1="9.525cm" svg:x2="1.905cm" svg:y2="10.795cm" draw:start-shape="id104" draw:start-glue-point="8" draw:end-shape="id106" draw:end-glue-point="4" svg:d="M1905 9525v1270" svg:viewBox="0 0 1 1271">
          <text:p/>
        </draw:connector>
        <draw:connector draw:style-name="gr15" draw:text-style-name="P20" draw:layer="layout" draw:type="line" svg:x1="1.905cm" svg:y1="9.525cm" svg:x2="4.445cm" svg:y2="10.795cm" draw:start-shape="id104" draw:start-glue-point="8" draw:end-shape="id107" draw:end-glue-point="4" svg:d="M1905 9525l2540 1270" svg:viewBox="0 0 2541 1271">
          <text:p/>
        </draw:connector>
        <draw:connector draw:style-name="gr15" draw:text-style-name="P20" draw:layer="layout" draw:type="line" svg:x1="5.08cm" svg:y1="8.89cm" svg:x2="9.208cm" svg:y2="9.067cm" draw:start-shape="id105" draw:start-glue-point="10" draw:end-shape="id108" draw:end-glue-point="3" svg:d="M5080 8890l4128 177" svg:viewBox="0 0 4129 178">
          <text:p/>
        </draw:connector>
        <draw:connector draw:style-name="gr15" draw:text-style-name="P20" draw:layer="layout" draw:type="line" svg:x1="5.08cm" svg:y1="11.43cm" svg:x2="11.43cm" svg:y2="9.605cm" draw:start-shape="id107" draw:start-glue-point="10" draw:end-shape="id109" draw:end-glue-point="3" svg:d="M5080 11430l6350-1825" svg:viewBox="0 0 6351 1826">
          <text:p/>
        </draw:connector>
        <draw:connector draw:style-name="gr15" draw:text-style-name="P20" draw:layer="layout" draw:type="line" svg:x1="20.955cm" svg:y1="8.573cm" svg:x2="21.59cm" svg:y2="8.572cm" draw:start-shape="id110" draw:start-glue-point="7" draw:end-shape="id111" draw:end-glue-point="3" svg:d="M20955 8573l635-1" svg:viewBox="0 0 636 2">
          <text:p/>
        </draw:connector>
        <draw:connector draw:style-name="gr15" draw:text-style-name="P20" draw:layer="layout" draw:type="line" svg:x1="23.435cm" svg:y1="8.572cm" svg:x2="25.4cm" svg:y2="8.573cm" draw:start-shape="id111" draw:start-glue-point="1" draw:end-shape="id112" draw:end-glue-point="0" svg:d="M23435 8572l1965 1" svg:viewBox="0 0 1966 2">
          <text:p/>
        </draw:connector>
        <draw:connector draw:style-name="gr15" draw:text-style-name="P20" draw:layer="layout" draw:type="line" svg:x1="14.605cm" svg:y1="8.572cm" svg:x2="16.51cm" svg:y2="8.573cm" draw:start-shape="id113" draw:start-glue-point="1" draw:end-shape="id114" draw:end-glue-point="5" svg:d="M14605 8572l1905 1" svg:viewBox="0 0 1906 2">
          <text:p/>
        </draw:connector>
        <presentation:notes draw:style-name="dp1">
          <office:forms form:automatic-focus="false" form:apply-design-mode="false"/>
          <draw:page-thumbnail draw:style-name="gr2" draw:layer="layout" svg:width="19.798cm" svg:height="11.136cm" svg:x="0.6cm" svg:y="2.257cm" draw:page-number="20" presentation:class="page"/>
          <draw:frame presentation:style-name="pr2"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Rendering</text:p>
          </draw:text-box>
        </draw:frame>
        <draw:frame draw:style-name="gr44" draw:text-style-name="P3" draw:layer="layout" svg:width="28cm" svg:height="15.75cm" svg:x="0cm" svg:y="0cm">
          <draw:text-box>
            <text:p text:style-name="P2">(The process this side of the graphics driver)</text:p>
          </draw:text-box>
        </draw:frame>
        <presentation:notes draw:style-name="dp1">
          <office:forms form:automatic-focus="false" form:apply-design-mode="false"/>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45" draw:text-style-name="P22" xml:id="id122" draw:id="id122"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25" draw:id="id125"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120" draw:id="id120"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21" draw:id="id121"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23" draw:id="id123">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8"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26" draw:id="id126"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17" xml:id="id124" draw:id="id124"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15" draw:id="id115"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19" draw:id="id119"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18" draw:id="id118"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17" draw:id="id117"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16" draw:id="id116"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15" draw:start-glue-point="8" draw:end-shape="id116" draw:end-glue-point="4" svg:d="M3175 6985l-1270 1270" svg:viewBox="0 0 1271 1271">
          <text:p/>
        </draw:connector>
        <draw:connector draw:style-name="gr15" draw:text-style-name="P20" draw:layer="layout" draw:type="line" svg:x1="3.175cm" svg:y1="6.985cm" svg:x2="4.445cm" svg:y2="8.255cm" draw:start-shape="id115" draw:start-glue-point="8" draw:end-shape="id117" draw:end-glue-point="4" svg:d="M3175 6985l1270 1270" svg:viewBox="0 0 1271 1271">
          <text:p/>
        </draw:connector>
        <draw:connector draw:style-name="gr15" draw:text-style-name="P20" draw:layer="layout" draw:type="line" svg:x1="1.905cm" svg:y1="9.525cm" svg:x2="1.905cm" svg:y2="10.795cm" draw:start-shape="id116" draw:start-glue-point="8" draw:end-shape="id118" draw:end-glue-point="4" svg:d="M1905 9525v1270" svg:viewBox="0 0 1 1271">
          <text:p/>
        </draw:connector>
        <draw:connector draw:style-name="gr15" draw:text-style-name="P20" draw:layer="layout" draw:type="line" svg:x1="1.905cm" svg:y1="9.525cm" svg:x2="4.445cm" svg:y2="10.795cm" draw:start-shape="id116" draw:start-glue-point="8" draw:end-shape="id119" draw:end-glue-point="4" svg:d="M1905 9525l2540 1270" svg:viewBox="0 0 2541 1271">
          <text:p/>
        </draw:connector>
        <draw:connector draw:style-name="gr15" draw:text-style-name="P20" draw:layer="layout" draw:type="line" svg:x1="5.08cm" svg:y1="8.89cm" svg:x2="9.208cm" svg:y2="9.067cm" draw:start-shape="id117" draw:start-glue-point="10" draw:end-shape="id120" draw:end-glue-point="3" svg:d="M5080 8890l4128 177" svg:viewBox="0 0 4129 178">
          <text:p/>
        </draw:connector>
        <draw:connector draw:style-name="gr15" draw:text-style-name="P20" draw:layer="layout" draw:type="line" svg:x1="5.08cm" svg:y1="11.43cm" svg:x2="11.43cm" svg:y2="9.605cm" draw:start-shape="id119" draw:start-glue-point="10" draw:end-shape="id121" draw:end-glue-point="3" svg:d="M5080 11430l6350-1825" svg:viewBox="0 0 6351 1826">
          <text:p/>
        </draw:connector>
        <draw:connector draw:style-name="gr15" draw:text-style-name="P20" draw:layer="layout" draw:type="line" svg:x1="20.955cm" svg:y1="8.573cm" svg:x2="21.59cm" svg:y2="8.572cm" draw:start-shape="id122" draw:start-glue-point="7" draw:end-shape="id123" draw:end-glue-point="3" svg:d="M20955 8573l635-1" svg:viewBox="0 0 636 2">
          <text:p/>
        </draw:connector>
        <draw:connector draw:style-name="gr15" draw:text-style-name="P20" draw:layer="layout" draw:type="line" svg:x1="23.435cm" svg:y1="8.572cm" svg:x2="25.4cm" svg:y2="8.573cm" draw:start-shape="id123" draw:start-glue-point="1" draw:end-shape="id124" draw:end-glue-point="0" svg:d="M23435 8572l1965 1" svg:viewBox="0 0 1966 2">
          <text:p/>
        </draw:connector>
        <draw:connector draw:style-name="gr15" draw:text-style-name="P20" draw:layer="layout" draw:type="line" svg:x1="14.605cm" svg:y1="8.572cm" svg:x2="16.51cm" svg:y2="8.573cm" draw:start-shape="id125" draw:start-glue-point="1" draw:end-shape="id126" draw:end-glue-point="5" svg:d="M14605 8572l1905 1" svg:viewBox="0 0 1906 2">
          <text:p/>
        </draw:connector>
        <draw:frame presentation:style-name="pr10" draw:text-style-name="P14" draw:layer="layout" svg:width="26.81cm" svg:height="1.905cm" svg:x="0.575cm" svg:y="13.336cm">
          <draw:text-box>
            <text:p text:style-name="P8"><text:span text:style-name="T4">We kick off the process: </text:span><text:span text:style-name="T11">graphics_engine.render_frame()</text:span></text:p>
          </draw:text-box>
        </draw:frame>
        <presentation:notes draw:style-name="dp1">
          <office:forms form:automatic-focus="false" form:apply-design-mode="false"/>
          <draw:page-thumbnail draw:style-name="gr2" draw:layer="layout" svg:width="19.798cm" svg:height="11.136cm" svg:x="0.6cm" svg:y="2.257cm" draw:page-number="22" presentation:class="page"/>
          <draw:frame presentation:style-name="pr2"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34" draw:text-style-name="P22" xml:id="id134" draw:id="id134"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22" xml:id="id137" draw:id="id137"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132" draw:id="id132"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33" draw:id="id133"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35" draw:id="id135">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19"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38" draw:id="id138"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17" xml:id="id136" draw:id="id136"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27" draw:id="id127"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31" draw:id="id131"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30" draw:id="id130"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29" draw:id="id129"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28" draw:id="id128"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27" draw:start-glue-point="8" draw:end-shape="id128" draw:end-glue-point="4" svg:d="M3175 6985l-1270 1270" svg:viewBox="0 0 1271 1271">
          <text:p/>
        </draw:connector>
        <draw:connector draw:style-name="gr15" draw:text-style-name="P20" draw:layer="layout" draw:type="line" svg:x1="3.175cm" svg:y1="6.985cm" svg:x2="4.445cm" svg:y2="8.255cm" draw:start-shape="id127" draw:start-glue-point="8" draw:end-shape="id129" draw:end-glue-point="4" svg:d="M3175 6985l1270 1270" svg:viewBox="0 0 1271 1271">
          <text:p/>
        </draw:connector>
        <draw:connector draw:style-name="gr15" draw:text-style-name="P20" draw:layer="layout" draw:type="line" svg:x1="1.905cm" svg:y1="9.525cm" svg:x2="1.905cm" svg:y2="10.795cm" draw:start-shape="id128" draw:start-glue-point="8" draw:end-shape="id130" draw:end-glue-point="4" svg:d="M1905 9525v1270" svg:viewBox="0 0 1 1271">
          <text:p/>
        </draw:connector>
        <draw:connector draw:style-name="gr15" draw:text-style-name="P20" draw:layer="layout" draw:type="line" svg:x1="1.905cm" svg:y1="9.525cm" svg:x2="4.445cm" svg:y2="10.795cm" draw:start-shape="id128" draw:start-glue-point="8" draw:end-shape="id131" draw:end-glue-point="4" svg:d="M1905 9525l2540 1270" svg:viewBox="0 0 2541 1271">
          <text:p/>
        </draw:connector>
        <draw:connector draw:style-name="gr15" draw:text-style-name="P20" draw:layer="layout" draw:type="line" svg:x1="5.08cm" svg:y1="8.89cm" svg:x2="9.208cm" svg:y2="9.067cm" draw:start-shape="id129" draw:start-glue-point="10" draw:end-shape="id132" draw:end-glue-point="3" svg:d="M5080 8890l4128 177" svg:viewBox="0 0 4129 178">
          <text:p/>
        </draw:connector>
        <draw:connector draw:style-name="gr15" draw:text-style-name="P20" draw:layer="layout" draw:type="line" svg:x1="5.08cm" svg:y1="11.43cm" svg:x2="11.43cm" svg:y2="9.605cm" draw:start-shape="id131" draw:start-glue-point="10" draw:end-shape="id133" draw:end-glue-point="3" svg:d="M5080 11430l6350-1825" svg:viewBox="0 0 6351 1826">
          <text:p/>
        </draw:connector>
        <draw:connector draw:style-name="gr15" draw:text-style-name="P20" draw:layer="layout" draw:type="line" svg:x1="20.955cm" svg:y1="8.573cm" svg:x2="21.59cm" svg:y2="8.572cm" draw:start-shape="id134" draw:start-glue-point="7" draw:end-shape="id135" draw:end-glue-point="3" svg:d="M20955 8573l635-1" svg:viewBox="0 0 636 2">
          <text:p/>
        </draw:connector>
        <draw:connector draw:style-name="gr15" draw:text-style-name="P20" draw:layer="layout" draw:type="line" svg:x1="23.435cm" svg:y1="8.572cm" svg:x2="25.4cm" svg:y2="8.573cm" draw:start-shape="id135" draw:start-glue-point="1" draw:end-shape="id136" draw:end-glue-point="0" svg:d="M23435 8572l1965 1" svg:viewBox="0 0 1966 2">
          <text:p/>
        </draw:connector>
        <draw:connector draw:style-name="gr15" draw:text-style-name="P20" draw:layer="layout" draw:type="line" svg:x1="14.605cm" svg:y1="8.572cm" svg:x2="16.51cm" svg:y2="8.573cm" draw:start-shape="id137" draw:start-glue-point="1" draw:end-shape="id138" draw:end-glue-point="5" svg:d="M14605 8572l1905 1" svg:viewBox="0 0 1906 2">
          <text:p/>
        </draw:connector>
        <draw:frame presentation:style-name="pr10" draw:text-style-name="P14" draw:layer="layout" svg:width="26.81cm" svg:height="1.905cm" svg:x="0.575cm" svg:y="13.336cm">
          <draw:text-box>
            <text:p text:style-name="P8"><text:span text:style-name="T4">The engine goes through each of its GraphicsOutputs.</text:span></text:p>
          </draw:text-box>
        </draw:frame>
        <presentation:notes draw:style-name="dp1">
          <office:forms form:automatic-focus="false" form:apply-design-mode="false"/>
          <draw:page-thumbnail draw:style-name="gr2" draw:layer="layout" svg:width="19.798cm" svg:height="11.136cm" svg:x="0.6cm" svg:y="2.257cm" draw:page-number="23" presentation:class="page"/>
          <draw:frame presentation:style-name="pr2"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34" draw:text-style-name="P22" xml:id="id146" draw:id="id146"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49" draw:id="id149"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49" draw:text-style-name="P21" xml:id="id144" draw:id="id144"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45" draw:id="id145"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47" draw:id="id147">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20"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50" draw:id="id150"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0" draw:text-style-name="P17" xml:id="id148" draw:id="id148"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39" draw:id="id139"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43" draw:id="id143"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42" draw:id="id142"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xml:id="id141" draw:id="id141"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40" draw:id="id140"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39" draw:start-glue-point="8" draw:end-shape="id140" draw:end-glue-point="4" svg:d="M3175 6985l-1270 1270" svg:viewBox="0 0 1271 1271">
          <text:p/>
        </draw:connector>
        <draw:connector draw:style-name="gr15" draw:text-style-name="P20" draw:layer="layout" draw:type="line" svg:x1="3.175cm" svg:y1="6.985cm" svg:x2="4.445cm" svg:y2="8.255cm" draw:start-shape="id139" draw:start-glue-point="8" draw:end-shape="id141" draw:end-glue-point="4" svg:d="M3175 6985l1270 1270" svg:viewBox="0 0 1271 1271">
          <text:p/>
        </draw:connector>
        <draw:connector draw:style-name="gr15" draw:text-style-name="P20" draw:layer="layout" draw:type="line" svg:x1="1.905cm" svg:y1="9.525cm" svg:x2="1.905cm" svg:y2="10.795cm" draw:start-shape="id140" draw:start-glue-point="8" draw:end-shape="id142" draw:end-glue-point="4" svg:d="M1905 9525v1270" svg:viewBox="0 0 1 1271">
          <text:p/>
        </draw:connector>
        <draw:connector draw:style-name="gr15" draw:text-style-name="P20" draw:layer="layout" draw:type="line" svg:x1="1.905cm" svg:y1="9.525cm" svg:x2="4.445cm" svg:y2="10.795cm" draw:start-shape="id140" draw:start-glue-point="8" draw:end-shape="id143" draw:end-glue-point="4" svg:d="M1905 9525l2540 1270" svg:viewBox="0 0 2541 1271">
          <text:p/>
        </draw:connector>
        <draw:connector draw:style-name="gr52" draw:text-style-name="P20" draw:layer="layout" draw:type="line" svg:x1="5.08cm" svg:y1="8.89cm" svg:x2="9.208cm" svg:y2="9.067cm" draw:start-shape="id141" draw:start-glue-point="10" draw:end-shape="id144" draw:end-glue-point="3" svg:d="M5080 8890l4128 177" svg:viewBox="0 0 4129 178">
          <text:p/>
        </draw:connector>
        <draw:connector draw:style-name="gr15" draw:text-style-name="P20" draw:layer="layout" draw:type="line" svg:x1="5.08cm" svg:y1="11.43cm" svg:x2="11.43cm" svg:y2="9.605cm" draw:start-shape="id143" draw:start-glue-point="10" draw:end-shape="id145" draw:end-glue-point="3" svg:d="M5080 11430l6350-1825" svg:viewBox="0 0 6351 1826">
          <text:p/>
        </draw:connector>
        <draw:connector draw:style-name="gr15" draw:text-style-name="P20" draw:layer="layout" draw:type="line" svg:x1="20.955cm" svg:y1="8.573cm" svg:x2="21.59cm" svg:y2="8.572cm" draw:start-shape="id146" draw:start-glue-point="7" draw:end-shape="id147" draw:end-glue-point="3" svg:d="M20955 8573l635-1" svg:viewBox="0 0 636 2">
          <text:p/>
        </draw:connector>
        <draw:connector draw:style-name="gr15" draw:text-style-name="P20" draw:layer="layout" draw:type="line" svg:x1="23.435cm" svg:y1="8.572cm" svg:x2="25.4cm" svg:y2="8.573cm" draw:start-shape="id147" draw:start-glue-point="1" draw:end-shape="id148" draw:end-glue-point="0" svg:d="M23435 8572l1965 1" svg:viewBox="0 0 1966 2">
          <text:p/>
        </draw:connector>
        <draw:connector draw:style-name="gr15" draw:text-style-name="P20" draw:layer="layout" draw:type="line" svg:x1="14.605cm" svg:y1="8.572cm" svg:x2="16.51cm" svg:y2="8.573cm" draw:start-shape="id149" draw:start-glue-point="1" draw:end-shape="id150" draw:end-glue-point="5" svg:d="M14605 8572l1905 1" svg:viewBox="0 0 1906 2">
          <text:p/>
        </draw:connector>
        <draw:frame presentation:style-name="pr10" draw:text-style-name="P14" draw:layer="layout" svg:width="26.81cm" svg:height="1.905cm" svg:x="0.575cm" svg:y="13.336cm">
          <draw:text-box>
            <text:p text:style-name="P8"><text:span text:style-name="T4">There, it goes through each DisplayRegion (and its camera).</text:span></text:p>
          </draw:text-box>
        </draw:frame>
        <presentation:notes draw:style-name="dp1">
          <office:forms form:automatic-focus="false" form:apply-design-mode="false"/>
          <draw:page-thumbnail draw:style-name="gr2" draw:layer="layout" svg:width="19.798cm" svg:height="11.136cm" svg:x="0.6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34" draw:text-style-name="P22" xml:id="id158" draw:id="id158"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61" draw:id="id161"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156" draw:id="id156"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57" draw:id="id157"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59" draw:id="id159">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21"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62" draw:id="id162"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17" xml:id="id160" draw:id="id160"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9" xml:id="id151" draw:id="id151"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55" draw:id="id155"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54" draw:id="id154"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53" draw:id="id153"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52" draw:id="id152"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51" draw:start-glue-point="8" draw:end-shape="id152" draw:end-glue-point="4" svg:d="M3175 6985l-1270 1270" svg:viewBox="0 0 1271 1271">
          <text:p/>
        </draw:connector>
        <draw:connector draw:style-name="gr15" draw:text-style-name="P20" draw:layer="layout" draw:type="line" svg:x1="3.175cm" svg:y1="6.985cm" svg:x2="4.445cm" svg:y2="8.255cm" draw:start-shape="id151" draw:start-glue-point="8" draw:end-shape="id153" draw:end-glue-point="4" svg:d="M3175 6985l1270 1270" svg:viewBox="0 0 1271 1271">
          <text:p/>
        </draw:connector>
        <draw:connector draw:style-name="gr15" draw:text-style-name="P20" draw:layer="layout" draw:type="line" svg:x1="1.905cm" svg:y1="9.525cm" svg:x2="1.905cm" svg:y2="10.795cm" draw:start-shape="id152" draw:start-glue-point="8" draw:end-shape="id154" draw:end-glue-point="4" svg:d="M1905 9525v1270" svg:viewBox="0 0 1 1271">
          <text:p/>
        </draw:connector>
        <draw:connector draw:style-name="gr15" draw:text-style-name="P20" draw:layer="layout" draw:type="line" svg:x1="1.905cm" svg:y1="9.525cm" svg:x2="4.445cm" svg:y2="10.795cm" draw:start-shape="id152" draw:start-glue-point="8" draw:end-shape="id155" draw:end-glue-point="4" svg:d="M1905 9525l2540 1270" svg:viewBox="0 0 2541 1271">
          <text:p/>
        </draw:connector>
        <draw:connector draw:style-name="gr15" draw:text-style-name="P20" draw:layer="layout" draw:type="line" svg:x1="5.08cm" svg:y1="8.89cm" svg:x2="9.208cm" svg:y2="9.067cm" draw:start-shape="id153" draw:start-glue-point="10" draw:end-shape="id156" draw:end-glue-point="3" svg:d="M5080 8890l4128 177" svg:viewBox="0 0 4129 178">
          <text:p/>
        </draw:connector>
        <draw:connector draw:style-name="gr15" draw:text-style-name="P20" draw:layer="layout" draw:type="line" svg:x1="5.08cm" svg:y1="11.43cm" svg:x2="11.43cm" svg:y2="9.605cm" draw:start-shape="id155" draw:start-glue-point="10" draw:end-shape="id157" draw:end-glue-point="3" svg:d="M5080 11430l6350-1825" svg:viewBox="0 0 6351 1826">
          <text:p/>
        </draw:connector>
        <draw:connector draw:style-name="gr15" draw:text-style-name="P20" draw:layer="layout" draw:type="line" svg:x1="20.955cm" svg:y1="8.573cm" svg:x2="21.59cm" svg:y2="8.572cm" draw:start-shape="id158" draw:start-glue-point="7" draw:end-shape="id159" draw:end-glue-point="3" svg:d="M20955 8573l635-1" svg:viewBox="0 0 636 2">
          <text:p/>
        </draw:connector>
        <draw:connector draw:style-name="gr15" draw:text-style-name="P20" draw:layer="layout" draw:type="line" svg:x1="23.435cm" svg:y1="8.572cm" svg:x2="25.4cm" svg:y2="8.573cm" draw:start-shape="id159" draw:start-glue-point="1" draw:end-shape="id160" draw:end-glue-point="0" svg:d="M23435 8572l1965 1" svg:viewBox="0 0 1966 2">
          <text:p/>
        </draw:connector>
        <draw:connector draw:style-name="gr15" draw:text-style-name="P20" draw:layer="layout" draw:type="line" svg:x1="14.605cm" svg:y1="8.572cm" svg:x2="16.51cm" svg:y2="8.573cm" draw:start-shape="id161" draw:start-glue-point="1" draw:end-shape="id162" draw:end-glue-point="5" svg:d="M14605 8572l1905 1" svg:viewBox="0 0 1906 2">
          <text:p/>
        </draw:connector>
        <draw:frame presentation:style-name="pr10" draw:text-style-name="P14" draw:layer="layout" svg:width="26.81cm" svg:height="1.905cm" svg:x="0.575cm" svg:y="13.336cm">
          <draw:text-box>
            <text:p text:style-name="P8"><text:span text:style-name="T4">The root of the scene graph to which the camera is attached is determined.</text:span></text:p>
          </draw:text-box>
        </draw:frame>
        <presentation:notes draw:style-name="dp1">
          <office:forms form:automatic-focus="false" form:apply-design-mode="false"/>
          <draw:page-thumbnail draw:style-name="gr2" draw:layer="layout" svg:width="19.798cm" svg:height="11.136cm" svg:x="0.6cm" svg:y="2.257cm" draw:page-number="25" presentation:class="page"/>
          <draw:frame presentation:style-name="pr2"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4" draw:text-style-name="P22" xml:id="id170" draw:id="id170"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73" draw:id="id173"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39" draw:text-style-name="P21" xml:id="id168" draw:id="id168"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69" draw:id="id169"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71" draw:id="id171">
          <draw:custom-shape draw:style-name="gr28" draw:text-style-name="P24" draw:layer="layout" svg:width="1.845cm" svg:height="9.525cm" svg:x="21.59cm" svg:y="3.81cm">
            <text:p/>
            <draw:enhanced-geometry svg:viewBox="0 0 21600 21600" draw:type="rectangle" draw:enhanced-path="M 0 0 L 21600 0 21600 21600 0 21600 0 0 Z N"/>
          </draw:custom-shape>
          <draw:frame presentation:style-name="pr22" draw:text-style-name="P26" draw:layer="layout" svg:width="9.525cm" svg:height="1.845cm" draw:transform="rotate (1.5707963267949) translate (21.59cm 13.335cm)">
            <draw:text-box>
              <text:p text:style-name="P25"><text:span text:style-name="T2">GraphicsPipe</text:span></text:p>
            </draw:text-box>
          </draw:frame>
        </draw:g>
        <draw:custom-shape draw:style-name="gr37" draw:text-style-name="P21" xml:id="id174" draw:id="id174"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17" xml:id="id172" draw:id="id172"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63" draw:id="id163"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67" draw:id="id167"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xml:id="id166" draw:id="id166"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65" draw:id="id165"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xml:id="id164" draw:id="id164"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3.175cm" svg:y1="6.985cm" svg:x2="1.905cm" svg:y2="8.255cm" draw:start-shape="id163" draw:start-glue-point="8" draw:end-shape="id164" draw:end-glue-point="4" svg:d="M3175 6985l-1270 1270" svg:viewBox="0 0 1271 1271">
          <text:p/>
        </draw:connector>
        <draw:connector draw:style-name="gr15" draw:text-style-name="P20" draw:layer="layout" draw:type="line" svg:x1="3.175cm" svg:y1="6.985cm" svg:x2="4.445cm" svg:y2="8.255cm" draw:start-shape="id163" draw:start-glue-point="8" draw:end-shape="id165" draw:end-glue-point="4" svg:d="M3175 6985l1270 1270" svg:viewBox="0 0 1271 1271">
          <text:p/>
        </draw:connector>
        <draw:connector draw:style-name="gr15" draw:text-style-name="P20" draw:layer="layout" draw:type="line" svg:x1="1.905cm" svg:y1="9.525cm" svg:x2="1.905cm" svg:y2="10.795cm" draw:start-shape="id164" draw:start-glue-point="8" draw:end-shape="id166" draw:end-glue-point="4" svg:d="M1905 9525v1270" svg:viewBox="0 0 1 1271">
          <text:p/>
        </draw:connector>
        <draw:connector draw:style-name="gr15" draw:text-style-name="P20" draw:layer="layout" draw:type="line" svg:x1="1.905cm" svg:y1="9.525cm" svg:x2="4.445cm" svg:y2="10.795cm" draw:start-shape="id164" draw:start-glue-point="8" draw:end-shape="id167" draw:end-glue-point="4" svg:d="M1905 9525l2540 1270" svg:viewBox="0 0 2541 1271">
          <text:p/>
        </draw:connector>
        <draw:connector draw:style-name="gr15" draw:text-style-name="P20" draw:layer="layout" draw:type="line" svg:x1="5.08cm" svg:y1="8.89cm" svg:x2="9.208cm" svg:y2="9.067cm" draw:start-shape="id165" draw:start-glue-point="10" draw:end-shape="id168" draw:end-glue-point="3" svg:d="M5080 8890l4128 177" svg:viewBox="0 0 4129 178">
          <text:p/>
        </draw:connector>
        <draw:connector draw:style-name="gr15" draw:text-style-name="P20" draw:layer="layout" draw:type="line" svg:x1="5.08cm" svg:y1="11.43cm" svg:x2="11.43cm" svg:y2="9.605cm" draw:start-shape="id167" draw:start-glue-point="10" draw:end-shape="id169" draw:end-glue-point="3" svg:d="M5080 11430l6350-1825" svg:viewBox="0 0 6351 1826">
          <text:p/>
        </draw:connector>
        <draw:connector draw:style-name="gr15" draw:text-style-name="P20" draw:layer="layout" draw:type="line" svg:x1="20.955cm" svg:y1="8.573cm" svg:x2="21.59cm" svg:y2="8.572cm" draw:start-shape="id170" draw:start-glue-point="7" draw:end-shape="id171" draw:end-glue-point="3" svg:d="M20955 8573l635-1" svg:viewBox="0 0 636 2">
          <text:p/>
        </draw:connector>
        <draw:connector draw:style-name="gr15" draw:text-style-name="P20" draw:layer="layout" draw:type="line" svg:x1="23.435cm" svg:y1="8.572cm" svg:x2="25.4cm" svg:y2="8.573cm" draw:start-shape="id171" draw:start-glue-point="1" draw:end-shape="id172" draw:end-glue-point="0" svg:d="M23435 8572l1965 1" svg:viewBox="0 0 1966 2">
          <text:p/>
        </draw:connector>
        <draw:connector draw:style-name="gr15" draw:text-style-name="P20" draw:layer="layout" draw:type="line" svg:x1="14.605cm" svg:y1="8.572cm" svg:x2="16.51cm" svg:y2="8.573cm" draw:start-shape="id173" draw:start-glue-point="1" draw:end-shape="id174" draw:end-glue-point="5" svg:d="M14605 8572l1905 1" svg:viewBox="0 0 1906 2">
          <text:p/>
        </draw:connector>
        <draw:frame presentation:style-name="pr10" draw:text-style-name="P14" draw:layer="layout" svg:width="26.81cm" svg:height="1.905cm" svg:x="0.575cm" svg:y="13.336cm">
          <draw:text-box>
            <text:p text:style-name="P29"><text:span text:style-name="T4">Culling is performed to determine which objects are (able to be) visible in the scene.</text:span></text:p>
          </draw:text-box>
        </draw:frame>
        <presentation:notes draw:style-name="dp1">
          <office:forms form:automatic-focus="false" form:apply-design-mode="false"/>
          <draw:page-thumbnail draw:style-name="gr2" draw:layer="layout" svg:width="19.798cm" svg:height="11.136cm" svg:x="0.6cm" svg:y="2.257cm" draw:page-number="26" presentation:class="page"/>
          <draw:frame presentation:style-name="pr2"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4" draw:text-style-name="P22" xml:id="id182" draw:id="id182" draw:layer="layout" svg:width="13.335cm" svg:height="9.525cm" svg:x="7.62cm" svg:y="3.81cm">
          <text:p text:style-name="P21"><text:span text:style-name="T10">GraphicsEngine</text:span></text:p>
          <draw:enhanced-geometry svg:viewBox="0 0 21600 21600" draw:glue-points="10800 0 0 10800 10800 21600 21600 10800" draw:type="flowchart-process" draw:enhanced-path="M 0 0 L 21600 0 21600 21600 0 21600 0 0 Z N"/>
        </draw:custom-shape>
        <draw:frame presentation:style-name="pr1" draw:text-style-name="P1" draw:layer="layout" svg:width="25.199cm" svg:height="2.629cm" svg:x="1.4cm" svg:y="0.628cm" presentation:class="title" presentation:user-transformed="true">
          <draw:text-box>
            <text:p text:style-name="P2">Rendering</text:p>
          </draw:text-box>
        </draw:frame>
        <draw:custom-shape draw:style-name="gr31" draw:text-style-name="P18" draw:layer="layout" svg:width="5.08cm" svg:height="9.525cm" svg:x="0.635cm" svg:y="3.892cm">
          <text:p text:style-name="P13"><text:span text:style-name="T2">Scene Grap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2" xml:id="id185" draw:id="id185" draw:layer="layout" svg:width="5.715cm" svg:height="5.715cm" svg:x="8.89cm" svg:y="5.715cm">
          <text:p text:style-name="P21"><text:span text:style-name="T10">GraphicsOutput</text:span></text:p>
          <draw:enhanced-geometry svg:viewBox="0 0 21600 21600" draw:type="rectangle" draw:enhanced-path="M 0 0 L 21600 0 21600 21600 0 21600 0 0 Z N"/>
        </draw:custom-shape>
        <draw:custom-shape draw:style-name="gr49" draw:text-style-name="P21" xml:id="id180" draw:id="id180" draw:layer="layout" svg:width="4.762cm" svg:height="3.847cm" svg:x="9.208cm" svg:y="7.144cm">
          <text:p text:style-name="P21"><text:span text:style-name="T10">DisplayRegion</text:span></text:p>
          <draw:enhanced-geometry svg:viewBox="0 0 21600 21600" draw:type="rectangle" draw:enhanced-path="M 0 0 L 21600 0 21600 21600 0 21600 0 0 Z N"/>
        </draw:custom-shape>
        <draw:custom-shape draw:style-name="gr42" draw:text-style-name="P21" xml:id="id181" draw:id="id181" draw:layer="layout" svg:width="2.222cm" svg:height="2.064cm" svg:x="11.43cm" svg:y="8.573cm">
          <text:p text:style-name="P21"><text:span text:style-name="T10">Display</text:span></text:p>
          <text:p text:style-name="P21"><text:span text:style-name="T10">Region</text:span></text:p>
          <draw:enhanced-geometry svg:viewBox="0 0 21600 21600" draw:type="rectangle" draw:enhanced-path="M 0 0 L 21600 0 21600 21600 0 21600 0 0 Z N"/>
        </draw:custom-shape>
        <draw:g xml:id="id183" draw:id="id183">
          <draw:custom-shape draw:style-name="gr55" draw:text-style-name="P24" draw:layer="layout" svg:width="1.845cm" svg:height="9.525cm" svg:x="21.59cm" svg:y="3.81cm">
            <text:p/>
            <draw:enhanced-geometry svg:viewBox="0 0 21600 21600" draw:type="rectangle" draw:enhanced-path="M 0 0 L 21600 0 21600 21600 0 21600 0 0 Z N"/>
          </draw:custom-shape>
          <draw:frame presentation:style-name="pr23" draw:text-style-name="P26" draw:layer="layout" svg:width="9.525cm" svg:height="1.845cm" draw:transform="rotate (1.5707963267949) translate (21.59cm 13.335cm)">
            <draw:text-box>
              <text:p text:style-name="P25"><text:span text:style-name="T2">GraphicsPipe</text:span></text:p>
            </draw:text-box>
          </draw:frame>
        </draw:g>
        <draw:custom-shape draw:style-name="gr56" draw:text-style-name="P21" xml:id="id186" draw:id="id186" draw:layer="layout" svg:width="3.175cm" svg:height="3.175cm" svg:x="16.51cm" svg:y="6.985cm">
          <text:p text:style-name="P21"><text:span text:style-name="T10">GS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17" xml:id="id184" draw:id="id184" draw:layer="layout" svg:width="9.525cm" svg:height="1.905cm" draw:transform="rotate (1.5707963267949) translate (25.4cm 13.335cm)">
          <text:p text:style-name="P16"><text:span text:style-name="T5">Desktop / graphics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75" draw:id="id175" draw:layer="layout" svg:width="1.27cm" svg:height="1.27cm" svg:x="2.54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79" draw:id="id179" draw:layer="layout" svg:width="1.27cm" svg:height="1.27cm" svg:x="3.81cm" svg:y="10.79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9" xml:id="id178" draw:id="id178" draw:layer="layout" svg:width="1.27cm" svg:height="1.27cm" svg:x="1.27cm" svg:y="10.79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xml:id="id177" draw:id="id177" draw:layer="layout" svg:width="1.27cm" svg:height="1.27cm" svg:x="3.81cm" svg:y="8.255cm">
          <text:p text:style-name="P19"><text:span text:style-name="T9">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xml:id="id176" draw:id="id176" draw:layer="layout" svg:width="1.27cm" svg:height="1.27cm" svg:x="1.27cm" svg:y="8.255cm">
          <text:p text:style-name="P19"><text:span text:style-name="T9">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2" draw:text-style-name="P20" draw:layer="layout" draw:type="line" svg:x1="3.175cm" svg:y1="6.985cm" svg:x2="1.905cm" svg:y2="8.255cm" draw:start-shape="id175" draw:start-glue-point="8" draw:end-shape="id176" draw:end-glue-point="4" svg:d="M3175 6985l-1270 1270" svg:viewBox="0 0 1271 1271">
          <text:p/>
        </draw:connector>
        <draw:connector draw:style-name="gr52" draw:text-style-name="P20" draw:layer="layout" draw:type="line" svg:x1="3.175cm" svg:y1="6.985cm" svg:x2="4.445cm" svg:y2="8.255cm" draw:start-shape="id175" draw:start-glue-point="8" draw:end-shape="id177" draw:end-glue-point="4" svg:d="M3175 6985l1270 1270" svg:viewBox="0 0 1271 1271">
          <text:p/>
        </draw:connector>
        <draw:connector draw:style-name="gr15" draw:text-style-name="P20" draw:layer="layout" draw:type="line" svg:x1="1.905cm" svg:y1="9.525cm" svg:x2="1.905cm" svg:y2="10.795cm" draw:start-shape="id176" draw:start-glue-point="8" draw:end-shape="id178" draw:end-glue-point="4" svg:d="M1905 9525v1270" svg:viewBox="0 0 1 1271">
          <text:p/>
        </draw:connector>
        <draw:connector draw:style-name="gr15" draw:text-style-name="P20" draw:layer="layout" draw:type="line" svg:x1="1.905cm" svg:y1="9.525cm" svg:x2="4.445cm" svg:y2="10.795cm" draw:start-shape="id176" draw:start-glue-point="8" draw:end-shape="id179" draw:end-glue-point="4" svg:d="M1905 9525l2540 1270" svg:viewBox="0 0 2541 1271">
          <text:p/>
        </draw:connector>
        <draw:connector draw:style-name="gr52" draw:text-style-name="P20" draw:layer="layout" draw:type="line" svg:x1="5.08cm" svg:y1="8.89cm" svg:x2="9.208cm" svg:y2="9.067cm" draw:start-shape="id177" draw:start-glue-point="10" draw:end-shape="id180" draw:end-glue-point="3" svg:d="M5080 8890l4128 177" svg:viewBox="0 0 4129 178">
          <text:p/>
        </draw:connector>
        <draw:connector draw:style-name="gr15" draw:text-style-name="P20" draw:layer="layout" draw:type="line" svg:x1="5.08cm" svg:y1="11.43cm" svg:x2="11.43cm" svg:y2="9.605cm" draw:start-shape="id179" draw:start-glue-point="10" draw:end-shape="id181" draw:end-glue-point="3" svg:d="M5080 11430l6350-1825" svg:viewBox="0 0 6351 1826">
          <text:p/>
        </draw:connector>
        <draw:connector draw:style-name="gr52" draw:text-style-name="P20" draw:layer="layout" draw:type="line" svg:x1="20.955cm" svg:y1="8.573cm" svg:x2="21.59cm" svg:y2="8.572cm" draw:start-shape="id182" draw:start-glue-point="7" draw:end-shape="id183" draw:end-glue-point="3" svg:d="M20955 8573l635-1" svg:viewBox="0 0 636 2">
          <text:p/>
        </draw:connector>
        <draw:connector draw:style-name="gr52" draw:text-style-name="P20" draw:layer="layout" draw:type="line" svg:x1="23.435cm" svg:y1="8.572cm" svg:x2="25.4cm" svg:y2="8.573cm" draw:start-shape="id183" draw:start-glue-point="1" draw:end-shape="id184" draw:end-glue-point="0" svg:d="M23435 8572l1965 1" svg:viewBox="0 0 1966 2">
          <text:p/>
        </draw:connector>
        <draw:connector draw:style-name="gr52" draw:text-style-name="P20" draw:layer="layout" draw:type="line" svg:x1="14.605cm" svg:y1="8.572cm" svg:x2="16.51cm" svg:y2="8.573cm" draw:start-shape="id185" draw:start-glue-point="1" draw:end-shape="id186" draw:end-glue-point="5" svg:d="M14605 8572l1905 1" svg:viewBox="0 0 1906 2">
          <text:p/>
        </draw:connector>
        <draw:frame presentation:style-name="pr10" draw:text-style-name="P14" draw:layer="layout" svg:width="26.81cm" svg:height="1.905cm" svg:x="0.575cm" svg:y="13.336cm">
          <draw:text-box>
            <text:p text:style-name="P8"><text:span text:style-name="T4">Draw commands are issued for each object.</text:span></text:p>
            <text:p text:style-name="P8"><text:span text:style-name="T4">Once all commands are processed, the image is ready.</text:span></text:p>
          </draw:text-box>
        </draw:frame>
        <presentation:notes draw:style-name="dp1">
          <office:forms form:automatic-focus="false" form:apply-design-mode="false"/>
          <draw:page-thumbnail draw:style-name="gr2" draw:layer="layout" svg:width="19.798cm" svg:height="11.136cm" svg:x="0.6cm" svg:y="2.257cm" draw:page-number="27"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Mono" svg:font-family="'Noto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3T01:37:24.565868551</meta:creation-date>
    <meta:generator>LibreOffice/7.0.4.2$Linux_X86_64 LibreOffice_project/00$Build-2</meta:generator>
    <dc:date>2024-02-13T01:38:41.750563221</dc:date>
    <meta:editing-duration>PT1M18S</meta:editing-duration>
    <meta:editing-cycles>1</meta:editing-cycles>
    <meta:document-statistic meta:object-count="541"/>
  </office:meta>
</office:document-meta>
</file>